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visors">
        <table:table-row>
          <table:table-cell office:value-type="float" office:value="1">
            <text:p>1</text:p>
          </table:table-cell>
          <table:table-cell office:value-type="string">
            <text:p>Eniye</text:p>
          </table:table-cell>
          <table:table-cell office:value-type="string">
            <text:p>Tebekaemi</text:p>
          </table:table-cell>
          <table:table-cell office:value-type="string">
            <text:p>tebekaemi_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string">
            <text:p>Allen</text:p>
          </table:table-cell>
          <table:table-cell office:value-type="string">
            <text:p>allen_b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Digh</text:p>
          </table:table-cell>
          <table:table-cell office:value-type="string">
            <text:p>digh_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Goode</text:p>
          </table:table-cell>
          <table:table-cell office:value-type="string">
            <text:p>goode_d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Cozart</text:p>
          </table:table-cell>
          <table:table-cell office:value-type="string">
            <text:p>cozart_d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Pounds</text:p>
          </table:table-cell>
          <table:table-cell office:value-type="string">
            <text:p>pounds_a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ynthia</text:p>
          </table:table-cell>
          <table:table-cell office:value-type="string">
            <text:p>Robertson</text:p>
          </table:table-cell>
          <table:table-cell office:value-type="string">
            <text:p>robertson_c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artin</text:p>
          </table:table-cell>
          <table:table-cell office:value-type="string">
            <text:p>Zhao</text:p>
          </table:table-cell>
          <table:table-cell office:value-type="string">
            <text:p>zhao_m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Johnathan</text:p>
          </table:table-cell>
          <table:table-cell office:value-type="string">
            <text:p>Yerby</text:p>
          </table:table-cell>
          <table:table-cell office:value-type="string">
            <text:p>yerby_j</text:p>
          </table:table-cell>
        </table:table-row>
      </table:table>
      <table:table table:name="Courses">
        <table:table-row>
          <table:table-cell office:value-type="string">
            <text:p>BUS ACC 204.</text:p>
          </table:table-cell>
          <table:table-cell office:value-type="string">
            <text:p>Introductory Financial Accounting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205.</text:p>
          </table:table-cell>
          <table:table-cell office:value-type="string">
            <text:p>Introductory Managerial Accounting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305.</text:p>
          </table:table-cell>
          <table:table-cell office:value-type="string">
            <text:p>Gaining Accounting Experience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331.</text:p>
          </table:table-cell>
          <table:table-cell office:value-type="string">
            <text:p>Intermediate Accounting I</text:p>
          </table:table-cell>
          <table:table-cell office:value-type="string">
            <text:p>Stetson School of Bus. &amp; Econ., Accounting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332.</text:p>
          </table:table-cell>
          <table:table-cell office:value-type="string">
            <text:p>Intermediate Accounting II</text:p>
          </table:table-cell>
          <table:table-cell office:value-type="string">
            <text:p>Stetson School of Bus. &amp; Econ., Accounting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375.</text:p>
          </table:table-cell>
          <table:table-cell office:value-type="string">
            <text:p>Tax Accounting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377.</text:p>
          </table:table-cell>
          <table:table-cell office:value-type="string">
            <text:p>Cost Accounting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411.</text:p>
          </table:table-cell>
          <table:table-cell office:value-type="string">
            <text:p>Governmental &amp; Not-For-Profit Accounting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421.</text:p>
          </table:table-cell>
          <table:table-cell office:value-type="string">
            <text:p>Accounting Information Systems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431.</text:p>
          </table:table-cell>
          <table:table-cell office:value-type="string">
            <text:p>Auditing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ACC 477.</text:p>
          </table:table-cell>
          <table:table-cell office:value-type="string">
            <text:p>Spc Top</text:p>
          </table:table-cell>
          <table:table-cell office:value-type="string">
            <text:p>Stetson School of Bus. &amp; Econ., Accoun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150.</text:p>
          </table:table-cell>
          <table:table-cell office:value-type="string">
            <text:p>Principles of Economics</text:p>
          </table:table-cell>
          <table:table-cell office:value-type="string">
            <text:p>Stetson School of Bus. &amp; Econ., Busines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202.</text:p>
          </table:table-cell>
          <table:table-cell office:value-type="string">
            <text:p>Introduction to Professional Development</text:p>
          </table:table-cell>
          <table:table-cell office:value-type="string">
            <text:p>Stetson School of Bus. &amp; Econ., Busines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275.</text:p>
          </table:table-cell>
          <table:table-cell office:value-type="string">
            <text:p>Entrepreneurship Practicum I</text:p>
          </table:table-cell>
          <table:table-cell office:value-type="string">
            <text:p>Stetson School of Bus. &amp; Econ., Business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281.</text:p>
          </table:table-cell>
          <table:table-cell office:value-type="string">
            <text:p>Business Communic &amp; Rept Writing</text:p>
          </table:table-cell>
          <table:table-cell office:value-type="string">
            <text:p>Stetson School of Bus. &amp; Econ., Busines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305.</text:p>
          </table:table-cell>
          <table:table-cell office:value-type="string">
            <text:p>Gaining Experience</text:p>
          </table:table-cell>
          <table:table-cell office:value-type="string">
            <text:p>Stetson School of Bus. &amp; Econ., Busines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346.</text:p>
          </table:table-cell>
          <table:table-cell office:value-type="string">
            <text:p>Legal,Ethical &amp; Regulatory I</text:p>
          </table:table-cell>
          <table:table-cell office:value-type="string">
            <text:p>Stetson School of Bus. &amp; Econ., Busines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349.</text:p>
          </table:table-cell>
          <table:table-cell office:value-type="string">
            <text:p>Mgt Infor Systems</text:p>
          </table:table-cell>
          <table:table-cell office:value-type="string">
            <text:p>Stetson School of Bus. &amp; Econ., Busines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350.</text:p>
          </table:table-cell>
          <table:table-cell office:value-type="string">
            <text:p>Business Quantitative Analysis</text:p>
          </table:table-cell>
          <table:table-cell office:value-type="string">
            <text:p>Stetson School of Bus. &amp; Econ., Busines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402.</text:p>
          </table:table-cell>
          <table:table-cell office:value-type="string">
            <text:p>Professional Development Implementation</text:p>
          </table:table-cell>
          <table:table-cell office:value-type="string">
            <text:p>Stetson School of Bus. &amp; Econ., Busines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BUS 482.</text:p>
          </table:table-cell>
          <table:table-cell office:value-type="string">
            <text:p>Business Education Assessment</text:p>
          </table:table-cell>
          <table:table-cell office:value-type="string">
            <text:p>Stetson School of Bus. &amp; Econ., Business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150.</text:p>
          </table:table-cell>
          <table:table-cell office:value-type="string">
            <text:p>Principles of Microeconomics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BUS ECN 151.</text:p>
          </table:table-cell>
          <table:table-cell office:value-type="string">
            <text:p>Principles of Macroeconomics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BUS ECN 302.</text:p>
          </table:table-cell>
          <table:table-cell office:value-type="string">
            <text:p>Intermed Microeconomic Theory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303.</text:p>
          </table:table-cell>
          <table:table-cell office:value-type="string">
            <text:p>Intermed Macroeconomic Theory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353.</text:p>
          </table:table-cell>
          <table:table-cell office:value-type="string">
            <text:p>Introduction to Econometrics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432.</text:p>
          </table:table-cell>
          <table:table-cell office:value-type="string">
            <text:p>Urban &amp; Regional Economics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441.</text:p>
          </table:table-cell>
          <table:table-cell office:value-type="string">
            <text:p>International Economics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450.</text:p>
          </table:table-cell>
          <table:table-cell office:value-type="string">
            <text:p>Economic Moral Fdns Capitalism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477.</text:p>
          </table:table-cell>
          <table:table-cell office:value-type="string">
            <text:p>Spc Top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ECN 478.</text:p>
          </table:table-cell>
          <table:table-cell office:value-type="string">
            <text:p>Research in Economics: Subtitle TBA</text:p>
          </table:table-cell>
          <table:table-cell office:value-type="string">
            <text:p>Stetson School of Bus. &amp; Econ., Econom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362.</text:p>
          </table:table-cell>
          <table:table-cell office:value-type="string">
            <text:p>Principles of Financ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04.</text:p>
          </table:table-cell>
          <table:table-cell office:value-type="string">
            <text:p>Investments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06.</text:p>
          </table:table-cell>
          <table:table-cell office:value-type="string">
            <text:p>Seminar in Investments</text:p>
          </table:table-cell>
          <table:table-cell office:value-type="string">
            <text:p>Stetson School of Bus. &amp; Econ., Financ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16.</text:p>
          </table:table-cell>
          <table:table-cell office:value-type="string">
            <text:p>Introduction to Risk Management &amp; Insuranc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17.</text:p>
          </table:table-cell>
          <table:table-cell office:value-type="string">
            <text:p>Underwriting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18.</text:p>
          </table:table-cell>
          <table:table-cell office:value-type="string">
            <text:p>Property and Casualty Insuranc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19.</text:p>
          </table:table-cell>
          <table:table-cell office:value-type="string">
            <text:p>Insurance Company Operations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21.</text:p>
          </table:table-cell>
          <table:table-cell office:value-type="string">
            <text:p>Corporate Risk Management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27.</text:p>
          </table:table-cell>
          <table:table-cell office:value-type="string">
            <text:p>Alternative Risk Financing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51.</text:p>
          </table:table-cell>
          <table:table-cell office:value-type="string">
            <text:p>International Financ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61.</text:p>
          </table:table-cell>
          <table:table-cell office:value-type="string">
            <text:p>Security Valuation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63.</text:p>
          </table:table-cell>
          <table:table-cell office:value-type="string">
            <text:p>Corporate Financ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77.</text:p>
          </table:table-cell>
          <table:table-cell office:value-type="string">
            <text:p>Spc Top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78.</text:p>
          </table:table-cell>
          <table:table-cell office:value-type="string">
            <text:p>Research in Finance: CFA Research Challeng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FIN 498.</text:p>
          </table:table-cell>
          <table:table-cell office:value-type="string">
            <text:p>Integrated Case Studies in Finance</text:p>
          </table:table-cell>
          <table:table-cell office:value-type="string">
            <text:p>Stetson School of Bus. &amp; Econ., Fina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363.</text:p>
          </table:table-cell>
          <table:table-cell office:value-type="string">
            <text:p>Principles of Management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382.</text:p>
          </table:table-cell>
          <table:table-cell office:value-type="string">
            <text:p>Prod/Operatn Management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20.</text:p>
          </table:table-cell>
          <table:table-cell office:value-type="string">
            <text:p>Event Management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23.</text:p>
          </table:table-cell>
          <table:table-cell office:value-type="string">
            <text:p>Organizational Behavior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27.</text:p>
          </table:table-cell>
          <table:table-cell office:value-type="string">
            <text:p>Entrepreneurship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28.</text:p>
          </table:table-cell>
          <table:table-cell office:value-type="string">
            <text:p>Leadership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29.</text:p>
          </table:table-cell>
          <table:table-cell office:value-type="string">
            <text:p>Human Resource Mgt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54.</text:p>
          </table:table-cell>
          <table:table-cell office:value-type="string">
            <text:p>Seminar in Entrepreneurship</text:p>
          </table:table-cell>
          <table:table-cell office:value-type="string">
            <text:p>Stetson School of Bus. &amp; Econ., Management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72.</text:p>
          </table:table-cell>
          <table:table-cell office:value-type="string">
            <text:p>International Mgt &amp; Mkt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77.</text:p>
          </table:table-cell>
          <table:table-cell office:value-type="string">
            <text:p>Spc Top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78.</text:p>
          </table:table-cell>
          <table:table-cell office:value-type="string">
            <text:p>Research in Management (SubtitleTBA)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GT 498.</text:p>
          </table:table-cell>
          <table:table-cell office:value-type="string">
            <text:p>Strategic Mgt/Bus Policy</text:p>
          </table:table-cell>
          <table:table-cell office:value-type="string">
            <text:p>Stetson School of Bus. &amp; Econ.,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361.</text:p>
          </table:table-cell>
          <table:table-cell office:value-type="string">
            <text:p>Principles of Marketing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15.</text:p>
          </table:table-cell>
          <table:table-cell office:value-type="string">
            <text:p>Marketing Research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17.</text:p>
          </table:table-cell>
          <table:table-cell office:value-type="string">
            <text:p>Advertising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20.</text:p>
          </table:table-cell>
          <table:table-cell office:value-type="string">
            <text:p>Professional Selling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42.</text:p>
          </table:table-cell>
          <table:table-cell office:value-type="string">
            <text:p>Consumer Behavior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72.</text:p>
          </table:table-cell>
          <table:table-cell office:value-type="string">
            <text:p>International Mgt/Mktg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74.</text:p>
          </table:table-cell>
          <table:table-cell office:value-type="string">
            <text:p>Marketing and Digital Analytics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75.</text:p>
          </table:table-cell>
          <table:table-cell office:value-type="string">
            <text:p>Marketing Management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77.</text:p>
          </table:table-cell>
          <table:table-cell office:value-type="string">
            <text:p>Spc Top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MKT 478.</text:p>
          </table:table-cell>
          <table:table-cell office:value-type="string">
            <text:p>Research in Marketing: Subtitle TBA</text:p>
          </table:table-cell>
          <table:table-cell office:value-type="string">
            <text:p>Stetson School of Bus. &amp; Econ., Market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SBM 401.</text:p>
          </table:table-cell>
          <table:table-cell office:value-type="string">
            <text:p>Sport and Entertainment Marketing</text:p>
          </table:table-cell>
          <table:table-cell office:value-type="string">
            <text:p>Stetson School of Bus. &amp; Econ., Sports Mkt.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SBM 405.</text:p>
          </table:table-cell>
          <table:table-cell office:value-type="string">
            <text:p>Sports Internship</text:p>
          </table:table-cell>
          <table:table-cell office:value-type="string">
            <text:p>Stetson School of Bus. &amp; Econ., Sports Mkt.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S SBM 460.</text:p>
          </table:table-cell>
          <table:table-cell office:value-type="string">
            <text:p>Sports Marketing Research</text:p>
          </table:table-cell>
          <table:table-cell office:value-type="string">
            <text:p>Stetson School of Bus. &amp; Econ., Sports Mkt.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KIN 101.</text:p>
          </table:table-cell>
          <table:table-cell office:value-type="string">
            <text:p>Introduction to Kinesiology</text:p>
          </table:table-cell>
          <table:table-cell office:value-type="string">
            <text:p>College of Health Professions, Kines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KIN 201.</text:p>
          </table:table-cell>
          <table:table-cell office:value-type="string">
            <text:p>Assessment &amp; Evaluation in Kinesiology</text:p>
          </table:table-cell>
          <table:table-cell office:value-type="string">
            <text:p>College of Health Professions, Kines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KIN 202.</text:p>
          </table:table-cell>
          <table:table-cell office:value-type="string">
            <text:p>Prevention &amp; Care of Exercise Injuries</text:p>
          </table:table-cell>
          <table:table-cell office:value-type="string">
            <text:p>College of Health Professions, Kines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KIN 203.</text:p>
          </table:table-cell>
          <table:table-cell office:value-type="string">
            <text:p>Motor Development &amp; Learning</text:p>
          </table:table-cell>
          <table:table-cell office:value-type="string">
            <text:p>College of Health Professions, Kines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KIN 204.</text:p>
          </table:table-cell>
          <table:table-cell office:value-type="string">
            <text:p>Nutritional Aspects of Health &amp; Human Performance</text:p>
          </table:table-cell>
          <table:table-cell office:value-type="string">
            <text:p>College of Health Professions, Kines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101.</text:p>
          </table:table-cell>
          <table:table-cell office:value-type="string">
            <text:p>Systems and Services of Public Health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105.</text:p>
          </table:table-cell>
          <table:table-cell office:value-type="string">
            <text:p>Population Health and Environment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200.</text:p>
          </table:table-cell>
          <table:table-cell office:value-type="string">
            <text:p>Rural Health In the U.S.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202.</text:p>
          </table:table-cell>
          <table:table-cell office:value-type="string">
            <text:p>Biostatistics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301.</text:p>
          </table:table-cell>
          <table:table-cell office:value-type="string">
            <text:p>Dissemination of Public Health Information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303.</text:p>
          </table:table-cell>
          <table:table-cell office:value-type="string">
            <text:p>Issues in U.S. Health Policy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305.</text:p>
          </table:table-cell>
          <table:table-cell office:value-type="string">
            <text:p>Epidemiology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307.</text:p>
          </table:table-cell>
          <table:table-cell office:value-type="string">
            <text:p>Health Behavior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00.</text:p>
          </table:table-cell>
          <table:table-cell office:value-type="string">
            <text:p>U.S. Health Systems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02.</text:p>
          </table:table-cell>
          <table:table-cell office:value-type="string">
            <text:p>Public Health Across the Life Span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03.</text:p>
          </table:table-cell>
          <table:table-cell office:value-type="string">
            <text:p>Poverty and Development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04.</text:p>
          </table:table-cell>
          <table:table-cell office:value-type="string">
            <text:p>Population Health and Diversity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05.</text:p>
          </table:table-cell>
          <table:table-cell office:value-type="string">
            <text:p>Health Programming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07.</text:p>
          </table:table-cell>
          <table:table-cell office:value-type="string">
            <text:p>Public Health Research Methods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P PBH 490.</text:p>
          </table:table-cell>
          <table:table-cell office:value-type="string">
            <text:p>Public Health Capstone</text:p>
          </table:table-cell>
          <table:table-cell office:value-type="string">
            <text:p>College of Health Professions, Public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FR 190.</text:p>
          </table:table-cell>
          <table:table-cell office:value-type="string">
            <text:p>Introduction to Africana Studies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AFR 210.</text:p>
          </table:table-cell>
          <table:table-cell office:value-type="string">
            <text:p>Civil Rights &amp; Black American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AFR 221.</text:p>
          </table:table-cell>
          <table:table-cell office:value-type="string">
            <text:p>Prison Narrative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AFR 224.</text:p>
          </table:table-cell>
          <table:table-cell office:value-type="string">
            <text:p>Sub-Saharan Africa to Independence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FR 225.</text:p>
          </table:table-cell>
          <table:table-cell office:value-type="string">
            <text:p>Latin America and the Caribbean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AFR 230.</text:p>
          </table:table-cell>
          <table:table-cell office:value-type="string">
            <text:p>Religion &amp; American Black Experience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AFR 295.</text:p>
          </table:table-cell>
          <table:table-cell office:value-type="string">
            <text:p>Sociology of Race &amp; Ethnicity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FR 310.</text:p>
          </table:table-cell>
          <table:table-cell office:value-type="string">
            <text:p>Race, Gender and Media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FR 342.</text:p>
          </table:table-cell>
          <table:table-cell office:value-type="string">
            <text:p>The Atlantic Slave Trade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FR 359.</text:p>
          </table:table-cell>
          <table:table-cell office:value-type="string">
            <text:p>African Amer Lit:to the Harlem Renasissance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FR 361.</text:p>
          </table:table-cell>
          <table:table-cell office:value-type="string">
            <text:p>The Rise and Fall of Plantation Slavery in the South</text:p>
          </table:table-cell>
          <table:table-cell office:value-type="string">
            <text:p>College of Liberal Arts, Africana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NT 101.</text:p>
          </table:table-cell>
          <table:table-cell office:value-type="string">
            <text:p>Introduction to General Anthropology</text:p>
          </table:table-cell>
          <table:table-cell office:value-type="string">
            <text:p>College of Liberal Arts, Anthropolog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ANT 310.</text:p>
          </table:table-cell>
          <table:table-cell office:value-type="string">
            <text:p>Medical Anthropology</text:p>
          </table:table-cell>
          <table:table-cell office:value-type="string">
            <text:p>College of Liberal Arts, Anthrop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NT 350.</text:p>
          </table:table-cell>
          <table:table-cell office:value-type="string">
            <text:p>Cultural Anthropology</text:p>
          </table:table-cell>
          <table:table-cell office:value-type="string">
            <text:p>College of Liberal Arts, Anthrop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NT 390.</text:p>
          </table:table-cell>
          <table:table-cell office:value-type="string">
            <text:p>Spc Top</text:p>
          </table:table-cell>
          <table:table-cell office:value-type="string">
            <text:p>College of Liberal Arts, Anthrop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106.</text:p>
          </table:table-cell>
          <table:table-cell office:value-type="string">
            <text:p>History of Art 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ART 107.</text:p>
          </table:table-cell>
          <table:table-cell office:value-type="string">
            <text:p>History of Art I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ART 108.</text:p>
          </table:table-cell>
          <table:table-cell office:value-type="string">
            <text:p>Visual Literacy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ART 114.</text:p>
          </table:table-cell>
          <table:table-cell office:value-type="string">
            <text:p>Art Methods and Materials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ART 115.</text:p>
          </table:table-cell>
          <table:table-cell office:value-type="string">
            <text:p>Drawing Fundamentals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ART 116.</text:p>
          </table:table-cell>
          <table:table-cell office:value-type="string">
            <text:p>Fundamentals of Design &amp; Color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ART 116C</text:p>
          </table:table-cell>
          <table:table-cell office:value-type="string">
            <text:p>Fund:Design &amp; Color on Computer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117.</text:p>
          </table:table-cell>
          <table:table-cell office:value-type="string">
            <text:p>Fundamentals of 3-Dimensional Design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ART 222.</text:p>
          </table:table-cell>
          <table:table-cell office:value-type="string">
            <text:p>Image/Text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ART 223.</text:p>
          </table:table-cell>
          <table:table-cell office:value-type="string">
            <text:p>Ceramics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224.</text:p>
          </table:table-cell>
          <table:table-cell office:value-type="string">
            <text:p>Sculpture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225.</text:p>
          </table:table-cell>
          <table:table-cell office:value-type="string">
            <text:p>Painting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229.</text:p>
          </table:table-cell>
          <table:table-cell office:value-type="string">
            <text:p>Light &amp; Color in the Nineteenth Century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ART 240.</text:p>
          </table:table-cell>
          <table:table-cell office:value-type="string">
            <text:p>The Art of Photography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254.</text:p>
          </table:table-cell>
          <table:table-cell office:value-type="string">
            <text:p>Beginning Digital Imaging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40.</text:p>
          </table:table-cell>
          <table:table-cell office:value-type="string">
            <text:p>Digital Photography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50.</text:p>
          </table:table-cell>
          <table:table-cell office:value-type="string">
            <text:p>Life Drawing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52.</text:p>
          </table:table-cell>
          <table:table-cell office:value-type="string">
            <text:p>Advanced Painting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73.</text:p>
          </table:table-cell>
          <table:table-cell office:value-type="string">
            <text:p>Picturing Gender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75.</text:p>
          </table:table-cell>
          <table:table-cell office:value-type="string">
            <text:p>Global Contemporary Art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81.</text:p>
          </table:table-cell>
          <table:table-cell office:value-type="string">
            <text:p>JUNIOR STUDIO 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82.</text:p>
          </table:table-cell>
          <table:table-cell office:value-type="string">
            <text:p>Junior Studio I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83.</text:p>
          </table:table-cell>
          <table:table-cell office:value-type="string">
            <text:p>Junior Studio II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84.</text:p>
          </table:table-cell>
          <table:table-cell office:value-type="string">
            <text:p>Junior Studio IV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398.</text:p>
          </table:table-cell>
          <table:table-cell office:value-type="string">
            <text:p>Internship in Art or Graphics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75.</text:p>
          </table:table-cell>
          <table:table-cell office:value-type="string">
            <text:p>Problems in Art Criticism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81.</text:p>
          </table:table-cell>
          <table:table-cell office:value-type="string">
            <text:p>Senior Studio 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82.</text:p>
          </table:table-cell>
          <table:table-cell office:value-type="string">
            <text:p>Senior Studio I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83.</text:p>
          </table:table-cell>
          <table:table-cell office:value-type="string">
            <text:p>Senior Studio III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84.</text:p>
          </table:table-cell>
          <table:table-cell office:value-type="string">
            <text:p>Senior Studio IV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85.</text:p>
          </table:table-cell>
          <table:table-cell office:value-type="string">
            <text:p>Senior Exibition Seminar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ART 490.</text:p>
          </table:table-cell>
          <table:table-cell office:value-type="string">
            <text:p>Directed Independent Study: Design Pedagogy</text:p>
          </table:table-cell>
          <table:table-cell office:value-type="string">
            <text:p>College of Liberal Arts, Ar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102.</text:p>
          </table:table-cell>
          <table:table-cell office:value-type="string">
            <text:p>Elements of Microbi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BIO 110.</text:p>
          </table:table-cell>
          <table:table-cell office:value-type="string">
            <text:p>General Concepts of Bi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BIO 202.</text:p>
          </table:table-cell>
          <table:table-cell office:value-type="string">
            <text:p>Human Anatomy &amp; Physiology I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BIO 203.</text:p>
          </table:table-cell>
          <table:table-cell office:value-type="string">
            <text:p>Human Anatomy &amp; Physiology II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205.</text:p>
          </table:table-cell>
          <table:table-cell office:value-type="string">
            <text:p>Introduction to Biology for Biomedical Engineers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211.</text:p>
          </table:table-cell>
          <table:table-cell office:value-type="string">
            <text:p>Introduction to Biology I</text:p>
          </table:table-cell>
          <table:table-cell office:value-type="string">
            <text:p>College of Liberal Arts, Biology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212.</text:p>
          </table:table-cell>
          <table:table-cell office:value-type="string">
            <text:p>Introduction to Biology II</text:p>
          </table:table-cell>
          <table:table-cell office:value-type="string">
            <text:p>College of Liberal Arts, Biology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299.</text:p>
          </table:table-cell>
          <table:table-cell office:value-type="string">
            <text:p>Research in Biology</text:p>
          </table:table-cell>
          <table:table-cell office:value-type="string">
            <text:p>College of Liberal Arts, Biolog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01.</text:p>
          </table:table-cell>
          <table:table-cell office:value-type="string">
            <text:p>Vertebrate Zo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02.</text:p>
          </table:table-cell>
          <table:table-cell office:value-type="string">
            <text:p>Plant Bi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03.</text:p>
          </table:table-cell>
          <table:table-cell office:value-type="string">
            <text:p>Microbi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10.</text:p>
          </table:table-cell>
          <table:table-cell office:value-type="string">
            <text:p>Genetics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15.</text:p>
          </table:table-cell>
          <table:table-cell office:value-type="string">
            <text:p>Field Studies in Biology: Galapagos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25.</text:p>
          </table:table-cell>
          <table:table-cell office:value-type="string">
            <text:p>Comparative Animal Physi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40.</text:p>
          </table:table-cell>
          <table:table-cell office:value-type="string">
            <text:p>Parasitology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61.</text:p>
          </table:table-cell>
          <table:table-cell office:value-type="string">
            <text:p>Biology of Sex and Gender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70.</text:p>
          </table:table-cell>
          <table:table-cell office:value-type="string">
            <text:p>Principles of Ec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82.</text:p>
          </table:table-cell>
          <table:table-cell office:value-type="string">
            <text:p>Biological Anthropology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391.</text:p>
          </table:table-cell>
          <table:table-cell office:value-type="string">
            <text:p>Spc Top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410.</text:p>
          </table:table-cell>
          <table:table-cell office:value-type="string">
            <text:p>Molecular Genetics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430.</text:p>
          </table:table-cell>
          <table:table-cell office:value-type="string">
            <text:p>Cancer Biology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435.</text:p>
          </table:table-cell>
          <table:table-cell office:value-type="string">
            <text:p>Neurobiology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460.</text:p>
          </table:table-cell>
          <table:table-cell office:value-type="string">
            <text:p>Eukaryotic Cell Biology</text:p>
          </table:table-cell>
          <table:table-cell office:value-type="string">
            <text:p>College of Liberal Arts, B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475.</text:p>
          </table:table-cell>
          <table:table-cell office:value-type="string">
            <text:p>Vir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499.</text:p>
          </table:table-cell>
          <table:table-cell office:value-type="string">
            <text:p>Independent Research in Biology</text:p>
          </table:table-cell>
          <table:table-cell office:value-type="string">
            <text:p>College of Liberal Arts, Bi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IO EXM.</text:p>
          </table:table-cell>
          <table:table-cell office:value-type="string">
            <text:p>Sr Comp Exm (Major Field Achievement Test)</text:p>
          </table:table-cell>
          <table:table-cell office:value-type="string">
            <text:p>College of Liberal Arts, Biology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MB 465.</text:p>
          </table:table-cell>
          <table:table-cell office:value-type="string">
            <text:p>Biochemistry I</text:p>
          </table:table-cell>
          <table:table-cell office:value-type="string">
            <text:p>College of Liberal Arts, Bio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MB 465L</text:p>
          </table:table-cell>
          <table:table-cell office:value-type="string">
            <text:p>Biochemistry I Laboratory</text:p>
          </table:table-cell>
          <table:table-cell office:value-type="string">
            <text:p>College of Liberal Arts, Biochemistry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MB 466.</text:p>
          </table:table-cell>
          <table:table-cell office:value-type="string">
            <text:p>Biochemistry II</text:p>
          </table:table-cell>
          <table:table-cell office:value-type="string">
            <text:p>College of Liberal Arts, Bio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BMB 467.</text:p>
          </table:table-cell>
          <table:table-cell office:value-type="string">
            <text:p>Biochemistry &amp; Molecular Biology Capstone Laboratory</text:p>
          </table:table-cell>
          <table:table-cell office:value-type="string">
            <text:p>College of Liberal Arts, Biochemistr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110.</text:p>
          </table:table-cell>
          <table:table-cell office:value-type="string">
            <text:p>The Chemical World</text:p>
          </table:table-cell>
          <table:table-cell office:value-type="string">
            <text:p>College of Liberal Arts, Chemistry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HM 111.</text:p>
          </table:table-cell>
          <table:table-cell office:value-type="string">
            <text:p>General Chemistry I</text:p>
          </table:table-cell>
          <table:table-cell office:value-type="string">
            <text:p>College of Liberal Arts, Chemistry</text:p>
          </table:table-cell>
          <table:table-cell office:value-type="float" office:value="4">
            <text:p>4</text:p>
          </table:table-cell>
          <table:table-cell office:value-type="string">
            <text:p>CLA MAT 133. credit or placement in CLA MAT 191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HM 112.</text:p>
          </table:table-cell>
          <table:table-cell office:value-type="string">
            <text:p>General Chemistry II</text:p>
          </table:table-cell>
          <table:table-cell office:value-type="string">
            <text:p>College of Liberal Arts, Chemistry</text:p>
          </table:table-cell>
          <table:table-cell office:value-type="float" office:value="4">
            <text:p>4</text:p>
          </table:table-cell>
          <table:table-cell office:value-type="string">
            <text:p>C+ in CLA CHM 111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HM 181.</text:p>
          </table:table-cell>
          <table:table-cell office:value-type="string">
            <text:p>Introductory Topic in Chemistry: Forensic Science</text:p>
          </table:table-cell>
          <table:table-cell office:value-type="string">
            <text:p>College of Liberal Arts, Chemistr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221.</text:p>
          </table:table-cell>
          <table:table-cell office:value-type="string">
            <text:p>Organic Chemistry I</text:p>
          </table:table-cell>
          <table:table-cell office:value-type="string">
            <text:p>College of Liberal Arts, Chemistr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222.</text:p>
          </table:table-cell>
          <table:table-cell office:value-type="string">
            <text:p>Organic Chemistry II</text:p>
          </table:table-cell>
          <table:table-cell office:value-type="string">
            <text:p>College of Liberal Arts, Chemistr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241.</text:p>
          </table:table-cell>
          <table:table-cell office:value-type="string">
            <text:p>Quantitative Analysis</text:p>
          </table:table-cell>
          <table:table-cell office:value-type="string">
            <text:p>College of Liberal Arts, Chemistr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295.</text:p>
          </table:table-cell>
          <table:table-cell office:value-type="string">
            <text:p>Chemical Research</text:p>
          </table:table-cell>
          <table:table-cell office:value-type="string">
            <text:p>College of Liberal Arts, Chemistr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311.</text:p>
          </table:table-cell>
          <table:table-cell office:value-type="string">
            <text:p>Inorganic Chemistry</text:p>
          </table:table-cell>
          <table:table-cell office:value-type="string">
            <text:p>College of Liberal Arts, 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330.</text:p>
          </table:table-cell>
          <table:table-cell office:value-type="string">
            <text:p>Physical Chemistry</text:p>
          </table:table-cell>
          <table:table-cell office:value-type="string">
            <text:p>College of Liberal Arts, 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341.</text:p>
          </table:table-cell>
          <table:table-cell office:value-type="string">
            <text:p>Instrumental Analysis</text:p>
          </table:table-cell>
          <table:table-cell office:value-type="string">
            <text:p>College of Liberal Arts, 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371.</text:p>
          </table:table-cell>
          <table:table-cell office:value-type="string">
            <text:p>Problems in Chemistry I</text:p>
          </table:table-cell>
          <table:table-cell office:value-type="string">
            <text:p>College of Liberal Arts, 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372.</text:p>
          </table:table-cell>
          <table:table-cell office:value-type="string">
            <text:p>Problems in Chemistry II</text:p>
          </table:table-cell>
          <table:table-cell office:value-type="string">
            <text:p>College of Liberal Arts, Chemist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395.</text:p>
          </table:table-cell>
          <table:table-cell office:value-type="string">
            <text:p>Chemistry Seminar</text:p>
          </table:table-cell>
          <table:table-cell office:value-type="string">
            <text:p>College of Liberal Arts, Chemistry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401.</text:p>
          </table:table-cell>
          <table:table-cell office:value-type="string">
            <text:p>Senior Research I</text:p>
          </table:table-cell>
          <table:table-cell office:value-type="string">
            <text:p>College of Liberal Arts, Chemistr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402.</text:p>
          </table:table-cell>
          <table:table-cell office:value-type="string">
            <text:p>Research II</text:p>
          </table:table-cell>
          <table:table-cell office:value-type="string">
            <text:p>College of Liberal Arts, Chemistr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481.</text:p>
          </table:table-cell>
          <table:table-cell office:value-type="string">
            <text:p>Adv Top Chm: Traditions in Commercial Chemistry</text:p>
          </table:table-cell>
          <table:table-cell office:value-type="string">
            <text:p>College of Liberal Arts, Chemistry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M EXM.</text:p>
          </table:table-cell>
          <table:table-cell office:value-type="string">
            <text:p>Senior Comprehensive Exam (Major Field Achievement Test)</text:p>
          </table:table-cell>
          <table:table-cell office:value-type="string">
            <text:p>College of Liberal Arts, Chemistry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N 111.</text:p>
          </table:table-cell>
          <table:table-cell office:value-type="string">
            <text:p>Beginning Chinese (Mandarin) I</text:p>
          </table:table-cell>
          <table:table-cell office:value-type="string">
            <text:p>College of Liberal Arts, Chinese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F</text:p>
          </table:table-cell>
        </table:table-row>
        <table:table-row>
          <table:table-cell office:value-type="string">
            <text:p>CLA CHN 112.</text:p>
          </table:table-cell>
          <table:table-cell office:value-type="string">
            <text:p>Beginning Chinese (Mandarin) II</text:p>
          </table:table-cell>
          <table:table-cell office:value-type="string">
            <text:p>College of Liberal Arts, Chinese</text:p>
          </table:table-cell>
          <table:table-cell office:value-type="float" office:value="4">
            <text:p>4</text:p>
          </table:table-cell>
          <table:table-cell office:value-type="string">
            <text:p>completion or exemption of CLA CHN 111. 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HN 251.</text:p>
          </table:table-cell>
          <table:table-cell office:value-type="string">
            <text:p>Intrmd Chinese (Mandarin) I</text:p>
          </table:table-cell>
          <table:table-cell office:value-type="string">
            <text:p>College of Liberal Arts, Chines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HN 252.</text:p>
          </table:table-cell>
          <table:table-cell office:value-type="string">
            <text:p>Intermediate Chinese (Mandarin) II</text:p>
          </table:table-cell>
          <table:table-cell office:value-type="string">
            <text:p>College of Liberal Arts, Chines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LA 101.</text:p>
          </table:table-cell>
          <table:table-cell office:value-type="string">
            <text:p>Epic, Lyric, and Tradgedy</text:p>
          </table:table-cell>
          <table:table-cell office:value-type="string">
            <text:p>College of Liberal Arts, Classical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LA 102.</text:p>
          </table:table-cell>
          <table:table-cell office:value-type="string">
            <text:p>Comedy &amp; Satire</text:p>
          </table:table-cell>
          <table:table-cell office:value-type="string">
            <text:p>College of Liberal Arts, Classical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LA 153S</text:p>
          </table:table-cell>
          <table:table-cell office:value-type="string">
            <text:p>Classical Studies Abroad</text:p>
          </table:table-cell>
          <table:table-cell office:value-type="string">
            <text:p>College of Liberal Arts, Classical Studi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200.</text:p>
          </table:table-cell>
          <table:table-cell office:value-type="string">
            <text:p>Introduction to Communication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210.</text:p>
          </table:table-cell>
          <table:table-cell office:value-type="string">
            <text:p>Public Speaking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OM 220.</text:p>
          </table:table-cell>
          <table:table-cell office:value-type="string">
            <text:p>Group Communication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OM 230.</text:p>
          </table:table-cell>
          <table:table-cell office:value-type="string">
            <text:p>Intercultural Communication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OM 250.</text:p>
          </table:table-cell>
          <table:table-cell office:value-type="string">
            <text:p>Interpersonal Communication</text:p>
          </table:table-cell>
          <table:table-cell office:value-type="string">
            <text:p>College of Liberal Arts and Scienc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OM 340.</text:p>
          </table:table-cell>
          <table:table-cell office:value-type="string">
            <text:p>Organizational Communication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360.</text:p>
          </table:table-cell>
          <table:table-cell office:value-type="string">
            <text:p>Persuasn:Campaigns &amp; Soc Mvmnts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390.</text:p>
          </table:table-cell>
          <table:table-cell office:value-type="string">
            <text:p>Environmental Communication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398.</text:p>
          </table:table-cell>
          <table:table-cell office:value-type="string">
            <text:p>Internship in Communications Studies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400.</text:p>
          </table:table-cell>
          <table:table-cell office:value-type="string">
            <text:p>Communication and Culture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420.</text:p>
          </table:table-cell>
          <table:table-cell office:value-type="string">
            <text:p>Discourse and Power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OM 490.</text:p>
          </table:table-cell>
          <table:table-cell office:value-type="string">
            <text:p>Spc Top</text:p>
          </table:table-cell>
          <table:table-cell office:value-type="string">
            <text:p>College of Liberal Arts,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RJ 160.</text:p>
          </table:table-cell>
          <table:table-cell office:value-type="string">
            <text:p>Introduction to Criminal Justice</text:p>
          </table:table-cell>
          <table:table-cell office:value-type="string">
            <text:p>College of Liberal Arts, Criminal Justi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RJ 370.</text:p>
          </table:table-cell>
          <table:table-cell office:value-type="string">
            <text:p>Criminal Law</text:p>
          </table:table-cell>
          <table:table-cell office:value-type="string">
            <text:p>College of Liberal Arts, Criminal Justi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RJ 390.</text:p>
          </table:table-cell>
          <table:table-cell office:value-type="string">
            <text:p>Spc Top</text:p>
          </table:table-cell>
          <table:table-cell office:value-type="string">
            <text:p>College of Liberal Arts, Criminal Justi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RJ 495.</text:p>
          </table:table-cell>
          <table:table-cell office:value-type="string">
            <text:p>Directed Independent Research in Criminal Justice</text:p>
          </table:table-cell>
          <table:table-cell office:value-type="string">
            <text:p>College of Liberal Arts, Criminal Justi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SC 125.</text:p>
          </table:table-cell>
          <table:table-cell office:value-type="string">
            <text:p>Intro to Computing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SC 148.</text:p>
          </table:table-cell>
          <table:table-cell office:value-type="string">
            <text:p>Intro to Data Science</text:p>
          </table:table-cell>
          <table:table-cell office:value-type="string">
            <text:p>College of Liberal Arts, Computer Science</text:p>
          </table:table-cell>
          <table:table-cell office:value-type="float" office:value="4">
            <text:p>4</text:p>
          </table:table-cell>
          <table:table-cell office:value-type="string">
            <text:p>CLA CSC 125. &amp; CLA STA 126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204.</text:p>
          </table:table-cell>
          <table:table-cell office:value-type="string">
            <text:p>Programming I</text:p>
          </table:table-cell>
          <table:table-cell office:value-type="string">
            <text:p>College of Liberal Arts, Computer Science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SC 205.</text:p>
          </table:table-cell>
          <table:table-cell office:value-type="string">
            <text:p>Programming II</text:p>
          </table:table-cell>
          <table:table-cell office:value-type="string">
            <text:p>College of Liberal Arts, Computer Science</text:p>
          </table:table-cell>
          <table:table-cell office:value-type="float" office:value="4">
            <text:p>4</text:p>
          </table:table-cell>
          <table:table-cell office:value-type="string">
            <text:p>CLA CSC 204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SC 206.</text:p>
          </table:table-cell>
          <table:table-cell office:value-type="string">
            <text:p>Visual Programming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04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212.</text:p>
          </table:table-cell>
          <table:table-cell office:value-type="string">
            <text:p>Programming Team Strategies</text:p>
          </table:table-cell>
          <table:table-cell office:value-type="string">
            <text:p>College of Liberal Arts, Computer Scienc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245.</text:p>
          </table:table-cell>
          <table:table-cell office:value-type="string">
            <text:p>Data Struct &amp; Algorithm Analysis</text:p>
          </table:table-cell>
          <table:table-cell office:value-type="string">
            <text:p>College of Liberal Arts, Computer Science</text:p>
          </table:table-cell>
          <table:table-cell office:value-type="float" office:value="2">
            <text:p>2</text:p>
          </table:table-cell>
          <table:table-cell office:value-type="string">
            <text:p>CLA CSC 205. &amp; CLA MAT 141 or 19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SC 290.</text:p>
          </table:table-cell>
          <table:table-cell office:value-type="string">
            <text:p>Theory and Application of Multimedia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CSC 308.</text:p>
          </table:table-cell>
          <table:table-cell office:value-type="string">
            <text:p>Applied Data Science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148. &amp; CLA STA 340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10.</text:p>
          </table:table-cell>
          <table:table-cell office:value-type="string">
            <text:p>File Structures and Advanced Algorithm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4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SC 312.</text:p>
          </table:table-cell>
          <table:table-cell office:value-type="string">
            <text:p>Database System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4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SC 315.</text:p>
          </table:table-cell>
          <table:table-cell office:value-type="string">
            <text:p>Intro to Computer Graphic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05 &amp; 24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SC 322.</text:p>
          </table:table-cell>
          <table:table-cell office:value-type="string">
            <text:p>Computer Org &amp; Assembly Language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04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23.</text:p>
          </table:table-cell>
          <table:table-cell office:value-type="string">
            <text:p>Computer Org &amp; Logic Design</text:p>
          </table:table-cell>
          <table:table-cell office:value-type="string">
            <text:p>College of Liberal Arts, Computer Science</text:p>
          </table:table-cell>
          <table:table-cell office:value-type="float" office:value="4">
            <text:p>4</text:p>
          </table:table-cell>
          <table:table-cell office:value-type="string">
            <text:p>CLA CSC 204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24.</text:p>
          </table:table-cell>
          <table:table-cell office:value-type="string">
            <text:p>Digital System Design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323.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CSC 330.</text:p>
          </table:table-cell>
          <table:table-cell office:value-type="string">
            <text:p>Organ. of Programming Language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05 &amp; 322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35.</text:p>
          </table:table-cell>
          <table:table-cell office:value-type="string">
            <text:p>Numerical Method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MAT 192. 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40.</text:p>
          </table:table-cell>
          <table:table-cell office:value-type="string">
            <text:p>Intro/Theory of Computing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MAT 22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60.</text:p>
          </table:table-cell>
          <table:table-cell office:value-type="string">
            <text:p>Theory of Data Communication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0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380.</text:p>
          </table:table-cell>
          <table:table-cell office:value-type="string">
            <text:p>Artificial Intelligence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45. &amp; CLA MAT 22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SC 398.</text:p>
          </table:table-cell>
          <table:table-cell office:value-type="string">
            <text:p>Internship in Computer Science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junior or senior standing &amp; department chair permission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408.</text:p>
          </table:table-cell>
          <table:table-cell office:value-type="string">
            <text:p>Data Science Seminar</text:p>
          </table:table-cell>
          <table:table-cell office:value-type="string">
            <text:p>College of Liberal Arts, Computer Science</text:p>
          </table:table-cell>
          <table:table-cell office:value-type="float" office:value="1">
            <text:p>1</text:p>
          </table:table-cell>
          <table:table-cell office:value-type="string">
            <text:p>CLA CSC 308. &amp; 3 hours CLA CSC 303. or disciplinary research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415.</text:p>
          </table:table-cell>
          <table:table-cell office:value-type="string">
            <text:p>Graphics Simulation and Visualization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31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SC 435.</text:p>
          </table:table-cell>
          <table:table-cell office:value-type="string">
            <text:p>High Perfm Scientific Computing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33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SC 450.</text:p>
          </table:table-cell>
          <table:table-cell office:value-type="string">
            <text:p>Compiler Construction</text:p>
          </table:table-cell>
          <table:table-cell office:value-type="string">
            <text:p>College of Liberal Arts and Sciences</text:p>
          </table:table-cell>
          <table:table-cell office:value-type="float" office:value="3">
            <text:p>3</text:p>
          </table:table-cell>
          <table:table-cell office:value-type="string">
            <text:p>CLA CSC 245, 332. &amp; CLA MAT 22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460.</text:p>
          </table:table-cell>
          <table:table-cell office:value-type="string">
            <text:p>Operating Systems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45, 332. &amp; CLA MAT 22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480.</text:p>
          </table:table-cell>
          <table:table-cell office:value-type="string">
            <text:p>Software Engineering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CLA CSC 24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SC 499.</text:p>
          </table:table-cell>
          <table:table-cell office:value-type="string">
            <text:p>Undergraduate Research</text:p>
          </table:table-cell>
          <table:table-cell office:value-type="string">
            <text:p>College of Liberal Arts, Computer Scienc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CSL 199.</text:p>
          </table:table-cell>
          <table:table-cell office:value-type="string">
            <text:p>Service Learning</text:p>
          </table:table-cell>
          <table:table-cell office:value-type="string">
            <text:p>College of Liberal Arts, Community Servic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CYS 223.</text:p>
          </table:table-cell>
          <table:table-cell office:value-type="string">
            <text:p>Cybersecurity Principles and Foundations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YS 301.</text:p>
          </table:table-cell>
          <table:table-cell office:value-type="string">
            <text:p>Service for Cybersecurity</text:p>
          </table:table-cell>
          <table:table-cell office:value-type="string">
            <text:p>College of Liberal Arts, Cybersecurity</text:p>
          </table:table-cell>
          <table:table-cell office:value-type="float" office:value="1">
            <text:p>1</text:p>
          </table:table-cell>
          <table:table-cell office:value-type="string">
            <text:p>CLA CYS 223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CYS 305.</text:p>
          </table:table-cell>
          <table:table-cell office:value-type="string">
            <text:p>Security Experimentation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223., CLA IST 221 &amp; 222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YS 321.</text:p>
          </table:table-cell>
          <table:table-cell office:value-type="string">
            <text:p>Network Security and Protocols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0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YS 324.</text:p>
          </table:table-cell>
          <table:table-cell office:value-type="string">
            <text:p>Secure Software Development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05.&amp; CLA CSC 24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YS 374.</text:p>
          </table:table-cell>
          <table:table-cell office:value-type="string">
            <text:p>Cybersecurity Operations and Analytics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0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YS 421.</text:p>
          </table:table-cell>
          <table:table-cell office:value-type="string">
            <text:p>Cyber-Crime Investigation and Forensics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74 &amp; 321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YS 422.</text:p>
          </table:table-cell>
          <table:table-cell office:value-type="string">
            <text:p>IoT, Cloud, and Mobile Security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21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YS 423.</text:p>
          </table:table-cell>
          <table:table-cell office:value-type="string">
            <text:p>Security Laws, Ethics, and Policies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0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YS 425.</text:p>
          </table:table-cell>
          <table:table-cell office:value-type="string">
            <text:p>Enterprise Cybersecurity Management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CLA CYS 30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CYS 487.</text:p>
          </table:table-cell>
          <table:table-cell office:value-type="string">
            <text:p>Senior Seminar</text:p>
          </table:table-cell>
          <table:table-cell office:value-type="string">
            <text:p>College of Liberal Arts, Cybersecurity</text:p>
          </table:table-cell>
          <table:table-cell office:value-type="float" office:value="1">
            <text:p>1</text:p>
          </table:table-cell>
          <table:table-cell office:value-type="string">
            <text:p>1 3-hour course above CLA CYS 30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CYS 488.</text:p>
          </table:table-cell>
          <table:table-cell office:value-type="string">
            <text:p>Senior Project Design</text:p>
          </table:table-cell>
          <table:table-cell office:value-type="string">
            <text:p>College of Liberal Arts, Cybersecurity</text:p>
          </table:table-cell>
          <table:table-cell office:value-type="float" office:value="3">
            <text:p>3</text:p>
          </table:table-cell>
          <table:table-cell office:value-type="string">
            <text:p>1 3-hour course above CLA CYS 305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LS 100.</text:p>
          </table:table-cell>
          <table:table-cell office:value-type="string">
            <text:p>The Road to Responsibility</text:p>
          </table:table-cell>
          <table:table-cell office:value-type="string">
            <text:p>College of Liberal Arts, Ethics, Lead. &amp; Servi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LS 200.</text:p>
          </table:table-cell>
          <table:table-cell office:value-type="string">
            <text:p>Service and Leadership Project</text:p>
          </table:table-cell>
          <table:table-cell office:value-type="string">
            <text:p>College of Liberal Arts, Ethics, Lead. &amp; Servic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B 150.</text:p>
          </table:table-cell>
          <table:table-cell office:value-type="string">
            <text:p>Intro Environmental Science</text:p>
          </table:table-cell>
          <table:table-cell office:value-type="string">
            <text:p>College of Liberal Arts, Environmental Bio.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NG 221.</text:p>
          </table:table-cell>
          <table:table-cell office:value-type="string">
            <text:p>Prison Narrative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NG 222.</text:p>
          </table:table-cell>
          <table:table-cell office:value-type="string">
            <text:p>Introduction to Creative Writing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NG 224.</text:p>
          </table:table-cell>
          <table:table-cell office:value-type="string">
            <text:p>Study of Lit Theme Wes Herit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ENG 225.</text:p>
          </table:table-cell>
          <table:table-cell office:value-type="string">
            <text:p>Stdy Lit Thm Relig Heritage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ENG 226.</text:p>
          </table:table-cell>
          <table:table-cell office:value-type="string">
            <text:p>Stdy Lit Thm Crtv Exprssn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ENG 233.</text:p>
          </table:table-cell>
          <table:table-cell office:value-type="string">
            <text:p>The Study of Drama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NG 234.</text:p>
          </table:table-cell>
          <table:table-cell office:value-type="string">
            <text:p>The Study of Fiction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ENG 235.</text:p>
          </table:table-cell>
          <table:table-cell office:value-type="string">
            <text:p>The Study of Poetr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NG 237.</text:p>
          </table:table-cell>
          <table:table-cell office:value-type="string">
            <text:p>Literature and Film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ENG 263.</text:p>
          </table:table-cell>
          <table:table-cell office:value-type="string">
            <text:p>Survey of British Literature I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ENG 264.</text:p>
          </table:table-cell>
          <table:table-cell office:value-type="string">
            <text:p>Survey of British Literature II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ENG 265.</text:p>
          </table:table-cell>
          <table:table-cell office:value-type="string">
            <text:p>Survey of American Literature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ENG 301.</text:p>
          </table:table-cell>
          <table:table-cell office:value-type="string">
            <text:p>Introduction to Literary Studies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07.</text:p>
          </table:table-cell>
          <table:table-cell office:value-type="string">
            <text:p>Creative Approaches to Nonfiction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08.</text:p>
          </table:table-cell>
          <table:table-cell office:value-type="string">
            <text:p>Writing Narrative Poetr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09.</text:p>
          </table:table-cell>
          <table:table-cell office:value-type="string">
            <text:p>Writing Short Fiction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11.</text:p>
          </table:table-cell>
          <table:table-cell office:value-type="string">
            <text:p>Writing Lyric Poetr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12.</text:p>
          </table:table-cell>
          <table:table-cell office:value-type="string">
            <text:p>Writing the Long Stor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20.</text:p>
          </table:table-cell>
          <table:table-cell office:value-type="string">
            <text:p>Shakespeare I: Early Plays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23.</text:p>
          </table:table-cell>
          <table:table-cell office:value-type="string">
            <text:p>History:of the English Language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48.</text:p>
          </table:table-cell>
          <table:table-cell office:value-type="string">
            <text:p>Victorian Poetry &amp; Prose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59.</text:p>
          </table:table-cell>
          <table:table-cell office:value-type="string">
            <text:p>African American Lit: Beginnings to the Harlem Renaissance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67.</text:p>
          </table:table-cell>
          <table:table-cell office:value-type="string">
            <text:p>Contemporary Drama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72.</text:p>
          </table:table-cell>
          <table:table-cell office:value-type="string">
            <text:p>Screenwriting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83.</text:p>
          </table:table-cell>
          <table:table-cell office:value-type="string">
            <text:p>Spc Top Lit and Film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84.</text:p>
          </table:table-cell>
          <table:table-cell office:value-type="string">
            <text:p>Spc Top Author Stud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85.</text:p>
          </table:table-cell>
          <table:table-cell office:value-type="string">
            <text:p>Spc Top Genre Stud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86.</text:p>
          </table:table-cell>
          <table:table-cell office:value-type="string">
            <text:p>Spc Top Lang Study or Writing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390.</text:p>
          </table:table-cell>
          <table:table-cell office:value-type="string">
            <text:p>Public Writing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485.</text:p>
          </table:table-cell>
          <table:table-cell office:value-type="string">
            <text:p>Frrl Sms/Dst Chr Eng Sem: Poetry Workshop with Rose McLarney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488.</text:p>
          </table:table-cell>
          <table:table-cell office:value-type="string">
            <text:p>Idp Stdy/Hon Eng:Faulkner and Women's Mental Health</text:p>
          </table:table-cell>
          <table:table-cell office:value-type="string">
            <text:p>College of Liberal Arts, Engl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ENG 498.</text:p>
          </table:table-cell>
          <table:table-cell office:value-type="string">
            <text:p>Internship:Editing,Writing, or Research: Mercer University Press</text:p>
          </table:table-cell>
          <table:table-cell office:value-type="string">
            <text:p>College of Liberal Arts, Englis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LL 195.</text:p>
          </table:table-cell>
          <table:table-cell office:value-type="string">
            <text:p>World Cultural Studies in English</text:p>
          </table:table-cell>
          <table:table-cell office:value-type="string">
            <text:p>College of Liberal Arts, Foreign Lang. &amp; Lit.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FRE 111.</text:p>
          </table:table-cell>
          <table:table-cell office:value-type="string">
            <text:p>Beginning French I</text:p>
          </table:table-cell>
          <table:table-cell office:value-type="string">
            <text:p>College of Liberal Arts, French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FRE 112.</text:p>
          </table:table-cell>
          <table:table-cell office:value-type="string">
            <text:p>Beginning French II</text:p>
          </table:table-cell>
          <table:table-cell office:value-type="string">
            <text:p>College of Liberal Arts, French</text:p>
          </table:table-cell>
          <table:table-cell office:value-type="float" office:value="4">
            <text:p>4</text:p>
          </table:table-cell>
          <table:table-cell office:value-type="string">
            <text:p>completion or exemption of CLA FRE 11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FRE 251.</text:p>
          </table:table-cell>
          <table:table-cell office:value-type="string">
            <text:p>Intermediate French I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252.</text:p>
          </table:table-cell>
          <table:table-cell office:value-type="string">
            <text:p>Intermediate French II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302.</text:p>
          </table:table-cell>
          <table:table-cell office:value-type="string">
            <text:p>Advanced Reading and Composition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305.</text:p>
          </table:table-cell>
          <table:table-cell office:value-type="string">
            <text:p>French for the Professions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345.</text:p>
          </table:table-cell>
          <table:table-cell office:value-type="string">
            <text:p>Survey of French Literature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385.</text:p>
          </table:table-cell>
          <table:table-cell office:value-type="string">
            <text:p>Spc Top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495.</text:p>
          </table:table-cell>
          <table:table-cell office:value-type="string">
            <text:p>Directed Independent Research: Translating "The Stranger" by Albert Camus</text:p>
          </table:table-cell>
          <table:table-cell office:value-type="string">
            <text:p>College of Liberal Arts, Frenc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FRE EXM.</text:p>
          </table:table-cell>
          <table:table-cell office:value-type="string">
            <text:p>French Exit Examination</text:p>
          </table:table-cell>
          <table:table-cell office:value-type="string">
            <text:p>College of Liberal Arts, French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BK 101.</text:p>
          </table:table-cell>
          <table:table-cell office:value-type="string">
            <text:p>Understanding Self &amp; Others: Among Gods &amp; Heroes</text:p>
          </table:table-cell>
          <table:table-cell office:value-type="string">
            <text:p>College of Liberal Arts, Great Books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F</text:p>
          </table:table-cell>
        </table:table-row>
        <table:table-row>
          <table:table-cell office:value-type="string">
            <text:p>CLA GBK 202.</text:p>
          </table:table-cell>
          <table:table-cell office:value-type="string">
            <text:p>Classical Culture</text:p>
          </table:table-cell>
          <table:table-cell office:value-type="string">
            <text:p>College of Liberal Arts, Great Books</text:p>
          </table:table-cell>
          <table:table-cell office:value-type="float" office:value="4">
            <text:p>4</text:p>
          </table:table-cell>
          <table:table-cell office:value-type="string">
            <text:p>C+ in CLA GBK 101.</text:p>
          </table:table-cell>
          <table:table-cell office:value-type="string">
            <text:p>EP</text:p>
          </table:table-cell>
        </table:table-row>
        <table:table-row>
          <table:table-cell office:value-type="string">
            <text:p>CLA GBK 203.</text:p>
          </table:table-cell>
          <table:table-cell office:value-type="string">
            <text:p>Hebrew and Christian Traditions</text:p>
          </table:table-cell>
          <table:table-cell office:value-type="string">
            <text:p>College of Liberal Arts, Great Books</text:p>
          </table:table-cell>
          <table:table-cell office:value-type="float" office:value="3">
            <text:p>3</text:p>
          </table:table-cell>
          <table:table-cell office:value-type="string">
            <text:p>CLA GBK 202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GBK 304.</text:p>
          </table:table-cell>
          <table:table-cell office:value-type="string">
            <text:p>Order and Ingenuity</text:p>
          </table:table-cell>
          <table:table-cell office:value-type="string">
            <text:p>College of Liberal Arts, Great Books</text:p>
          </table:table-cell>
          <table:table-cell office:value-type="float" office:value="3">
            <text:p>3</text:p>
          </table:table-cell>
          <table:table-cell office:value-type="string">
            <text:p>CLA GBK 203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GBK 305.</text:p>
          </table:table-cell>
          <table:table-cell office:value-type="string">
            <text:p>The Modern Worldview</text:p>
          </table:table-cell>
          <table:table-cell office:value-type="string">
            <text:p>College of Liberal Arts, Great Books</text:p>
          </table:table-cell>
          <table:table-cell office:value-type="float" office:value="3">
            <text:p>3</text:p>
          </table:table-cell>
          <table:table-cell office:value-type="string">
            <text:p>CLA GBK 304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GBK 306.</text:p>
          </table:table-cell>
          <table:table-cell office:value-type="string">
            <text:p>Reason and Revolution</text:p>
          </table:table-cell>
          <table:table-cell office:value-type="string">
            <text:p>College of Liberal Arts, Great Books</text:p>
          </table:table-cell>
          <table:table-cell office:value-type="float" office:value="3">
            <text:p>3</text:p>
          </table:table-cell>
          <table:table-cell office:value-type="string">
            <text:p>CLA GBK 304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GBK 407.</text:p>
          </table:table-cell>
          <table:table-cell office:value-type="string">
            <text:p>The Age of Ambivalence</text:p>
          </table:table-cell>
          <table:table-cell office:value-type="string">
            <text:p>College of Liberal Arts, Great Books</text:p>
          </table:table-cell>
          <table:table-cell office:value-type="float" office:value="3">
            <text:p>3</text:p>
          </table:table-cell>
          <table:table-cell office:value-type="string">
            <text:p>CLA GBK 305 or 306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GBK 495.</text:p>
          </table:table-cell>
          <table:table-cell office:value-type="string">
            <text:p>Spc. Top.</text:p>
          </table:table-cell>
          <table:table-cell office:value-type="string">
            <text:p>College of Liberal Arts, Great Books</text:p>
          </table:table-cell>
          <table:table-cell office:value-type="float" office:value="3">
            <text:p>3</text:p>
          </table:table-cell>
          <table:table-cell office:value-type="string">
            <text:p>CLA GBK 304.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GDS 200.</text:p>
          </table:table-cell>
          <table:table-cell office:value-type="string">
            <text:p>Introduction to Development Theory &amp; Practice</text:p>
          </table:table-cell>
          <table:table-cell office:value-type="string">
            <text:p>College of Liberal Arts, Global Develop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DS 215.</text:p>
          </table:table-cell>
          <table:table-cell office:value-type="string">
            <text:p>Ethics &amp; Moral Leadership</text:p>
          </table:table-cell>
          <table:table-cell office:value-type="string">
            <text:p>College of Liberal Arts, Global Develop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DS 300.</text:p>
          </table:table-cell>
          <table:table-cell office:value-type="string">
            <text:p>Development Research Methods</text:p>
          </table:table-cell>
          <table:table-cell office:value-type="string">
            <text:p>College of Liberal Arts, Global Develop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DS 304.</text:p>
          </table:table-cell>
          <table:table-cell office:value-type="string">
            <text:p>Development and Global Governance</text:p>
          </table:table-cell>
          <table:table-cell office:value-type="string">
            <text:p>College of Liberal Arts, Global Develop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DS 306.</text:p>
          </table:table-cell>
          <table:table-cell office:value-type="string">
            <text:p>NGOs, Aid and Advocacy in Action</text:p>
          </table:table-cell>
          <table:table-cell office:value-type="string">
            <text:p>College of Liberal Arts, Global Develop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EO 111.</text:p>
          </table:table-cell>
          <table:table-cell office:value-type="string">
            <text:p>Prin Hum Geog:Map Glob Landscape</text:p>
          </table:table-cell>
          <table:table-cell office:value-type="string">
            <text:p>College of Liberal Arts, Geogra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GER 111.</text:p>
          </table:table-cell>
          <table:table-cell office:value-type="string">
            <text:p>Beginning German I</text:p>
          </table:table-cell>
          <table:table-cell office:value-type="string">
            <text:p>College of Liberal Arts, German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F</text:p>
          </table:table-cell>
        </table:table-row>
        <table:table-row>
          <table:table-cell office:value-type="string">
            <text:p>CLA GER 112.</text:p>
          </table:table-cell>
          <table:table-cell office:value-type="string">
            <text:p>Beginning German II</text:p>
          </table:table-cell>
          <table:table-cell office:value-type="string">
            <text:p>College of Liberal Arts, German</text:p>
          </table:table-cell>
          <table:table-cell office:value-type="float" office:value="4">
            <text:p>4</text:p>
          </table:table-cell>
          <table:table-cell office:value-type="string">
            <text:p>completion or exemption of CLA GER 111.</text:p>
          </table:table-cell>
          <table:table-cell office:value-type="string">
            <text:p>EP</text:p>
          </table:table-cell>
        </table:table-row>
        <table:table-row>
          <table:table-cell office:value-type="string">
            <text:p>CLA GER 321.</text:p>
          </table:table-cell>
          <table:table-cell office:value-type="string">
            <text:p>Contemp German Society &amp; Culture</text:p>
          </table:table-cell>
          <table:table-cell office:value-type="string">
            <text:p>College of Liberal Arts, Germa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101.</text:p>
          </table:table-cell>
          <table:table-cell office:value-type="string">
            <text:p>Nutrition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200.</text:p>
          </table:table-cell>
          <table:table-cell office:value-type="string">
            <text:p>Introduction to Global Health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GHS 300.</text:p>
          </table:table-cell>
          <table:table-cell office:value-type="string">
            <text:p>Global Health Challenges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320.</text:p>
          </table:table-cell>
          <table:table-cell office:value-type="string">
            <text:p>Environmental Health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330.</text:p>
          </table:table-cell>
          <table:table-cell office:value-type="string">
            <text:p>Epidemiology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332.</text:p>
          </table:table-cell>
          <table:table-cell office:value-type="string">
            <text:p>Qualitative Methods for Health Research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350.</text:p>
          </table:table-cell>
          <table:table-cell office:value-type="string">
            <text:p>Global Health Policy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372.</text:p>
          </table:table-cell>
          <table:table-cell office:value-type="string">
            <text:p>Health and Development in Latin America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HS 400.</text:p>
          </table:table-cell>
          <table:table-cell office:value-type="string">
            <text:p>Senior Capstone in Global Health</text:p>
          </table:table-cell>
          <table:table-cell office:value-type="string">
            <text:p>College of Liberal Arts, Global Healt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A 210.</text:p>
          </table:table-cell>
          <table:table-cell office:value-type="string">
            <text:p>Graphic Design I</text:p>
          </table:table-cell>
          <table:table-cell office:value-type="string">
            <text:p>College of Liberal Arts, Graphic Desig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A 220.</text:p>
          </table:table-cell>
          <table:table-cell office:value-type="string">
            <text:p>Typography I</text:p>
          </table:table-cell>
          <table:table-cell office:value-type="string">
            <text:p>College of Liberal Arts, Graphic Desig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A 310.</text:p>
          </table:table-cell>
          <table:table-cell office:value-type="string">
            <text:p>Graphic Design II</text:p>
          </table:table-cell>
          <table:table-cell office:value-type="string">
            <text:p>College of Liberal Arts, Graphic Desig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A 320.</text:p>
          </table:table-cell>
          <table:table-cell office:value-type="string">
            <text:p>Typography II</text:p>
          </table:table-cell>
          <table:table-cell office:value-type="string">
            <text:p>College of Liberal Arts, Graphic Desig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A 410.</text:p>
          </table:table-cell>
          <table:table-cell office:value-type="string">
            <text:p>Interactive Design</text:p>
          </table:table-cell>
          <table:table-cell office:value-type="string">
            <text:p>College of Liberal Arts, Graphic Desig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A 420.</text:p>
          </table:table-cell>
          <table:table-cell office:value-type="string">
            <text:p>Packaging Design</text:p>
          </table:table-cell>
          <table:table-cell office:value-type="string">
            <text:p>College of Liberal Arts, Graphic Desig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GRK 111.</text:p>
          </table:table-cell>
          <table:table-cell office:value-type="string">
            <text:p>Beginning Greek I</text:p>
          </table:table-cell>
          <table:table-cell office:value-type="string">
            <text:p>College of Liberal Arts, Greek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F</text:p>
          </table:table-cell>
        </table:table-row>
        <table:table-row>
          <table:table-cell office:value-type="string">
            <text:p>CLA GRK 112.</text:p>
          </table:table-cell>
          <table:table-cell office:value-type="string">
            <text:p>Beginning Greek II</text:p>
          </table:table-cell>
          <table:table-cell office:value-type="string">
            <text:p>College of Liberal Arts, Greek</text:p>
          </table:table-cell>
          <table:table-cell office:value-type="float" office:value="3">
            <text:p>3</text:p>
          </table:table-cell>
          <table:table-cell office:value-type="string">
            <text:p>completion or exemption of CLA GRK 111.</text:p>
          </table:table-cell>
          <table:table-cell office:value-type="string">
            <text:p>EP</text:p>
          </table:table-cell>
        </table:table-row>
        <table:table-row>
          <table:table-cell office:value-type="string">
            <text:p>CLA GRK 385.</text:p>
          </table:table-cell>
          <table:table-cell office:value-type="string">
            <text:p>Spc Top</text:p>
          </table:table-cell>
          <table:table-cell office:value-type="string">
            <text:p>College of Liberal Arts, Greek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105.</text:p>
          </table:table-cell>
          <table:table-cell office:value-type="string">
            <text:p>Western Histories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HIS 176.</text:p>
          </table:table-cell>
          <table:table-cell office:value-type="string">
            <text:p>American Founding Principles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HIS 201.</text:p>
          </table:table-cell>
          <table:table-cell office:value-type="string">
            <text:p>The Twentieth-Century World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HIS 215.</text:p>
          </table:table-cell>
          <table:table-cell office:value-type="string">
            <text:p>Atl. Europe in Ages of Exp. And Enlmnt.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HIS 224.</text:p>
          </table:table-cell>
          <table:table-cell office:value-type="string">
            <text:p>Sub-Saharan Africa to Independence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HIS 225.</text:p>
          </table:table-cell>
          <table:table-cell office:value-type="string">
            <text:p>Latin America and the Caribbean</text:p>
          </table:table-cell>
          <table:table-cell office:value-type="string">
            <text:p>College of Liberal Arts and Scienc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HIS 245.</text:p>
          </table:table-cell>
          <table:table-cell office:value-type="string">
            <text:p>American Film as Art and History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HIS 275.</text:p>
          </table:table-cell>
          <table:table-cell office:value-type="string">
            <text:p>Religion in the American Past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HIS 295.</text:p>
          </table:table-cell>
          <table:table-cell office:value-type="string">
            <text:p>The Historian's Craft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02.</text:p>
          </table:table-cell>
          <table:table-cell office:value-type="string">
            <text:p>Ancient Rome, from Italy to Empire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17.</text:p>
          </table:table-cell>
          <table:table-cell office:value-type="string">
            <text:p>Europe's Bourgeois Century, 1815-1914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42.</text:p>
          </table:table-cell>
          <table:table-cell office:value-type="string">
            <text:p>The Atlantic Slave Trade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50.</text:p>
          </table:table-cell>
          <table:table-cell office:value-type="string">
            <text:p>The United State in the Founding Era, 1763- to the 1840s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61.</text:p>
          </table:table-cell>
          <table:table-cell office:value-type="string">
            <text:p>The Rise and Fall of Plantation Slavery in the South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62.</text:p>
          </table:table-cell>
          <table:table-cell office:value-type="string">
            <text:p>Twentieth-Century South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77.</text:p>
          </table:table-cell>
          <table:table-cell office:value-type="string">
            <text:p>American Women's History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395.</text:p>
          </table:table-cell>
          <table:table-cell office:value-type="string">
            <text:p>Studies in Historiography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401.</text:p>
          </table:table-cell>
          <table:table-cell office:value-type="string">
            <text:p>Internship in Publc History</text:p>
          </table:table-cell>
          <table:table-cell office:value-type="string">
            <text:p>College of Liberal Arts, History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IS 495.</text:p>
          </table:table-cell>
          <table:table-cell office:value-type="string">
            <text:p>Research Seminar in History</text:p>
          </table:table-cell>
          <table:table-cell office:value-type="string">
            <text:p>College of Liberal Arts, Histor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110.</text:p>
          </table:table-cell>
          <table:table-cell office:value-type="string">
            <text:p>University Honors Program Seminar I</text:p>
          </table:table-cell>
          <table:table-cell office:value-type="string">
            <text:p>College of Liberal Arts, Honors Program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115.</text:p>
          </table:table-cell>
          <table:table-cell office:value-type="string">
            <text:p>University Honors Program Seminar</text:p>
          </table:table-cell>
          <table:table-cell office:value-type="string">
            <text:p>College of Liberal Arts, Honors Program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231.</text:p>
          </table:table-cell>
          <table:table-cell office:value-type="string">
            <text:p>Local Needs Assessment</text:p>
          </table:table-cell>
          <table:table-cell office:value-type="string">
            <text:p>College of Liberal Arts, Honors Progra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232.</text:p>
          </table:table-cell>
          <table:table-cell office:value-type="string">
            <text:p>Global Needs Assessment</text:p>
          </table:table-cell>
          <table:table-cell office:value-type="string">
            <text:p>College of Liberal Arts, Honors Progra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332.</text:p>
          </table:table-cell>
          <table:table-cell office:value-type="string">
            <text:p>Action &amp; Vocation</text:p>
          </table:table-cell>
          <table:table-cell office:value-type="string">
            <text:p>College of Liberal Arts, Honors Progra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395.</text:p>
          </table:table-cell>
          <table:table-cell office:value-type="string">
            <text:p>University Honors Junior Seminar</text:p>
          </table:table-cell>
          <table:table-cell office:value-type="string">
            <text:p>College of Liberal Arts, Honors Progra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HON 495.</text:p>
          </table:table-cell>
          <table:table-cell office:value-type="string">
            <text:p>University Honors Senior Research Colloquium</text:p>
          </table:table-cell>
          <table:table-cell office:value-type="string">
            <text:p>College of Liberal Arts, Honors Progra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AF 253.</text:p>
          </table:table-cell>
          <table:table-cell office:value-type="string">
            <text:p>Intro to International Relations</text:p>
          </table:table-cell>
          <table:table-cell office:value-type="string">
            <text:p>College of Liberal Arts, International Affair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IAF 384.</text:p>
          </table:table-cell>
          <table:table-cell office:value-type="string">
            <text:p>Spc Top</text:p>
          </table:table-cell>
          <table:table-cell office:value-type="string">
            <text:p>College of Liberal Arts, International Affair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AF 400.</text:p>
          </table:table-cell>
          <table:table-cell office:value-type="string">
            <text:p>Sr Project in Internatl Affairs</text:p>
          </table:table-cell>
          <table:table-cell office:value-type="string">
            <text:p>College of Liberal Arts, International Affair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GS 297.</text:p>
          </table:table-cell>
          <table:table-cell office:value-type="string">
            <text:p>Global Ethics</text:p>
          </table:table-cell>
          <table:table-cell office:value-type="string">
            <text:p>College of Liberal Arts, Intntl. &amp; Global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GS 370.</text:p>
          </table:table-cell>
          <table:table-cell office:value-type="string">
            <text:p>Comparative Genocide</text:p>
          </table:table-cell>
          <table:table-cell office:value-type="string">
            <text:p>College of Liberal Arts, Intntl. &amp; Global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GS 380.</text:p>
          </table:table-cell>
          <table:table-cell office:value-type="string">
            <text:p>Spc Top</text:p>
          </table:table-cell>
          <table:table-cell office:value-type="string">
            <text:p>College of Liberal Arts, Intntl. &amp; Global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GS 390.</text:p>
          </table:table-cell>
          <table:table-cell office:value-type="string">
            <text:p>Colloquium: Global Health in Action Newsletter</text:p>
          </table:table-cell>
          <table:table-cell office:value-type="string">
            <text:p>College of Liberal Arts, Intntl. &amp; Global Studi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GS 402.</text:p>
          </table:table-cell>
          <table:table-cell office:value-type="string">
            <text:p>Senior Project</text:p>
          </table:table-cell>
          <table:table-cell office:value-type="string">
            <text:p>College of Liberal Arts, Intntl. &amp; Global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GS 496.</text:p>
          </table:table-cell>
          <table:table-cell office:value-type="string">
            <text:p>Independent Research: Mental Health of African Immigrant Youth</text:p>
          </table:table-cell>
          <table:table-cell office:value-type="string">
            <text:p>College of Liberal Arts, Intntl. &amp; Global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INT 101.</text:p>
          </table:table-cell>
          <table:table-cell office:value-type="string">
            <text:p>Understanding Self and Others</text:p>
          </table:table-cell>
          <table:table-cell office:value-type="string">
            <text:p>College of Liberal Arts, Integrative Studies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INT 201.</text:p>
          </table:table-cell>
          <table:table-cell office:value-type="string">
            <text:p>Building Community</text:p>
          </table:table-cell>
          <table:table-cell office:value-type="string">
            <text:p>College of Liberal Arts, Integrative Studies</text:p>
          </table:table-cell>
          <table:table-cell office:value-type="float" office:value="4">
            <text:p>4</text:p>
          </table:table-cell>
          <table:table-cell office:value-type="string">
            <text:p>C+ in CLA INT 101., CLA GBK 101., EGR EGR 107., or EGR TCO 14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INT 301.</text:p>
          </table:table-cell>
          <table:table-cell office:value-type="string">
            <text:p>Engaging the World: (Re) Constructing Latin American</text:p>
          </table:table-cell>
          <table:table-cell office:value-type="string">
            <text:p>College of Liberal Arts, Integrative Studies</text:p>
          </table:table-cell>
          <table:table-cell office:value-type="float" office:value="3">
            <text:p>3</text:p>
          </table:table-cell>
          <table:table-cell office:value-type="string">
            <text:p>CLA INT 20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IST 126.</text:p>
          </table:table-cell>
          <table:table-cell office:value-type="string">
            <text:p>Intro to Info Science &amp; Tech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IST 220.</text:p>
          </table:table-cell>
          <table:table-cell office:value-type="string">
            <text:p>Introduction to Databases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12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221.</text:p>
          </table:table-cell>
          <table:table-cell office:value-type="string">
            <text:p>Introduction to Networks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126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IST 222.</text:p>
          </table:table-cell>
          <table:table-cell office:value-type="string">
            <text:p>Intro to Operating Systems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12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276.</text:p>
          </table:table-cell>
          <table:table-cell office:value-type="string">
            <text:p>Intro to Internet Programming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12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301.</text:p>
          </table:table-cell>
          <table:table-cell office:value-type="string">
            <text:p>Experiential Learning</text:p>
          </table:table-cell>
          <table:table-cell office:value-type="string">
            <text:p>College of Liberal Arts, Info. Science &amp; Tech.</text:p>
          </table:table-cell>
          <table:table-cell office:value-type="float" office:value="1">
            <text:p>1</text:p>
          </table:table-cell>
          <table:table-cell office:value-type="string">
            <text:p>CLA IST 126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IST 311.</text:p>
          </table:table-cell>
          <table:table-cell office:value-type="string">
            <text:p>Scripting Languages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CSC 204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321.</text:p>
          </table:table-cell>
          <table:table-cell office:value-type="string">
            <text:p>Networks II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221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IST 349.</text:p>
          </table:table-cell>
          <table:table-cell office:value-type="string">
            <text:p>Management Information Systems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220.; or EGR EGR 126.; or CLA CSC 125. or CLA IST 126. with BUS ACC 205., BUS MKT 361., &amp; BUS MGT 363.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IST 351.</text:p>
          </table:table-cell>
          <table:table-cell office:value-type="string">
            <text:p>Dynamic Content Delivery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220 &amp; 27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417.</text:p>
          </table:table-cell>
          <table:table-cell office:value-type="string">
            <text:p>Server Systems Security &amp; Administration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CYS 305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470.</text:p>
          </table:table-cell>
          <table:table-cell office:value-type="string">
            <text:p>Senior Project Design I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6+ hours CLA IST 310. or above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IST 471.</text:p>
          </table:table-cell>
          <table:table-cell office:value-type="string">
            <text:p>Senior Project Design II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470.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IST 472.</text:p>
          </table:table-cell>
          <table:table-cell office:value-type="string">
            <text:p>Information Technology Internship</text:p>
          </table:table-cell>
          <table:table-cell office:value-type="string">
            <text:p>College of Liberal Arts, Info. Science &amp; Tech.</text:p>
          </table:table-cell>
          <table:table-cell office:value-type="float" office:value="3">
            <text:p>3</text:p>
          </table:table-cell>
          <table:table-cell office:value-type="string">
            <text:p>CLA IST 470.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JMS 101.</text:p>
          </table:table-cell>
          <table:table-cell office:value-type="string">
            <text:p>Media and Society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JMS 120.</text:p>
          </table:table-cell>
          <table:table-cell office:value-type="string">
            <text:p>Journalism and Media Bootcamp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145.</text:p>
          </table:table-cell>
          <table:table-cell office:value-type="string">
            <text:p>News Literacy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JMS 150.</text:p>
          </table:table-cell>
          <table:table-cell office:value-type="string">
            <text:p>News Writing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220.</text:p>
          </table:table-cell>
          <table:table-cell office:value-type="string">
            <text:p>Introduction to Film Studies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JMS 225.</text:p>
          </table:table-cell>
          <table:table-cell office:value-type="string">
            <text:p>Introduction to Nonfiction Fil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JMS 230.</text:p>
          </table:table-cell>
          <table:table-cell office:value-type="string">
            <text:p>Digital Storytelling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JMS 235.</text:p>
          </table:table-cell>
          <table:table-cell office:value-type="string">
            <text:p>Fundamentals of Photojournalis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240.</text:p>
          </table:table-cell>
          <table:table-cell office:value-type="string">
            <text:p>Contemporary Issues &amp; Media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JMS 260.</text:p>
          </table:table-cell>
          <table:table-cell office:value-type="string">
            <text:p>Civic and Community Journalis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290.</text:p>
          </table:table-cell>
          <table:table-cell office:value-type="string">
            <text:p>Journalism/Media Practicum</text:p>
          </table:table-cell>
          <table:table-cell office:value-type="string">
            <text:p>College of Liberal Arts, Journalism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01.</text:p>
          </table:table-cell>
          <table:table-cell office:value-type="string">
            <text:p>Media Criticis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05.</text:p>
          </table:table-cell>
          <table:table-cell office:value-type="string">
            <text:p>The Visual Story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10.</text:p>
          </table:table-cell>
          <table:table-cell office:value-type="string">
            <text:p>Race, Gender, &amp; Media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15.</text:p>
          </table:table-cell>
          <table:table-cell office:value-type="string">
            <text:p>Film Director: Female Directors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20.</text:p>
          </table:table-cell>
          <table:table-cell office:value-type="string">
            <text:p>Data Journalis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40.</text:p>
          </table:table-cell>
          <table:table-cell office:value-type="string">
            <text:p>Digital Audio: Radio News and Podcasts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51.</text:p>
          </table:table-cell>
          <table:table-cell office:value-type="string">
            <text:p>Field Production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52.</text:p>
          </table:table-cell>
          <table:table-cell office:value-type="string">
            <text:p>Studio Production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70.</text:p>
          </table:table-cell>
          <table:table-cell office:value-type="string">
            <text:p>Public Relations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72.</text:p>
          </table:table-cell>
          <table:table-cell office:value-type="string">
            <text:p>Screenwriting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85.</text:p>
          </table:table-cell>
          <table:table-cell office:value-type="string">
            <text:p>Media Entrepreneurship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90.</text:p>
          </table:table-cell>
          <table:table-cell office:value-type="string">
            <text:p>Advanced Practicu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398.</text:p>
          </table:table-cell>
          <table:table-cell office:value-type="string">
            <text:p>Internship in Journalism &amp; Media</text:p>
          </table:table-cell>
          <table:table-cell office:value-type="string">
            <text:p>College of Liberal Arts, Journalism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400.</text:p>
          </table:table-cell>
          <table:table-cell office:value-type="string">
            <text:p>Media Ethics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401.</text:p>
          </table:table-cell>
          <table:table-cell office:value-type="string">
            <text:p>Media Law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405.</text:p>
          </table:table-cell>
          <table:table-cell office:value-type="string">
            <text:p>Seminar in Film Studies: Spectacular Bodies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430.</text:p>
          </table:table-cell>
          <table:table-cell office:value-type="string">
            <text:p>Engagement Journalism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JMS 440.</text:p>
          </table:table-cell>
          <table:table-cell office:value-type="string">
            <text:p>Specialized Reporting</text:p>
          </table:table-cell>
          <table:table-cell office:value-type="string">
            <text:p>College of Liberal Arts, Journalis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AT 111.</text:p>
          </table:table-cell>
          <table:table-cell office:value-type="string">
            <text:p>Beginning Latin I</text:p>
          </table:table-cell>
          <table:table-cell office:value-type="string">
            <text:p>College of Liberal Arts, Lati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F</text:p>
          </table:table-cell>
        </table:table-row>
        <table:table-row>
          <table:table-cell office:value-type="string">
            <text:p>CLA LAT 112.</text:p>
          </table:table-cell>
          <table:table-cell office:value-type="string">
            <text:p>Beginning Latin II</text:p>
          </table:table-cell>
          <table:table-cell office:value-type="string">
            <text:p>College of Liberal Arts, Latin</text:p>
          </table:table-cell>
          <table:table-cell office:value-type="float" office:value="3">
            <text:p>3</text:p>
          </table:table-cell>
          <table:table-cell office:value-type="string">
            <text:p>completion or exemption of CLA LAT 111.</text:p>
          </table:table-cell>
          <table:table-cell office:value-type="string">
            <text:p>EP</text:p>
          </table:table-cell>
        </table:table-row>
        <table:table-row>
          <table:table-cell office:value-type="string">
            <text:p>CLA LAT 251.</text:p>
          </table:table-cell>
          <table:table-cell office:value-type="string">
            <text:p>Intermediate Latin</text:p>
          </table:table-cell>
          <table:table-cell office:value-type="string">
            <text:p>College of Liberal Arts, Lati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AT 300.</text:p>
          </table:table-cell>
          <table:table-cell office:value-type="string">
            <text:p>Republican Prose</text:p>
          </table:table-cell>
          <table:table-cell office:value-type="string">
            <text:p>College of Liberal Arts, Lati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AT 320.</text:p>
          </table:table-cell>
          <table:table-cell office:value-type="string">
            <text:p>Comedy</text:p>
          </table:table-cell>
          <table:table-cell office:value-type="string">
            <text:p>College of Liberal Arts, Lati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AT 485.</text:p>
          </table:table-cell>
          <table:table-cell office:value-type="string">
            <text:p>Assistantship for Latin 111/112</text:p>
          </table:table-cell>
          <table:table-cell office:value-type="string">
            <text:p>College of Liberal Arts, Lati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PP 344.</text:p>
          </table:table-cell>
          <table:table-cell office:value-type="string">
            <text:p>Law, Public Policy and Ethics</text:p>
          </table:table-cell>
          <table:table-cell office:value-type="string">
            <text:p>College of Liberal Arts, Law &amp; Public Polic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PP 398.</text:p>
          </table:table-cell>
          <table:table-cell office:value-type="string">
            <text:p>Internship in Law &amp; Public Policy</text:p>
          </table:table-cell>
          <table:table-cell office:value-type="string">
            <text:p>College of Liberal Arts, Law &amp; Public Polic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PP 400.</text:p>
          </table:table-cell>
          <table:table-cell office:value-type="string">
            <text:p>Practicum</text:p>
          </table:table-cell>
          <table:table-cell office:value-type="string">
            <text:p>College of Liberal Arts, Law &amp; Public Polic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PP 401.</text:p>
          </table:table-cell>
          <table:table-cell office:value-type="string">
            <text:p>Research Project</text:p>
          </table:table-cell>
          <table:table-cell office:value-type="string">
            <text:p>College of Liberal Arts, Law &amp; Public Polic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PP 497.</text:p>
          </table:table-cell>
          <table:table-cell office:value-type="string">
            <text:p>Senior Colloquium</text:p>
          </table:table-cell>
          <table:table-cell office:value-type="string">
            <text:p>College of Liberal Arts, Law &amp; Public Policy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SK 185.</text:p>
          </table:table-cell>
          <table:table-cell office:value-type="string">
            <text:p>College Study Skills</text:p>
          </table:table-cell>
          <table:table-cell office:value-type="string">
            <text:p>College of Liberal Arts, Learning Skill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SK 186.</text:p>
          </table:table-cell>
          <table:table-cell office:value-type="string">
            <text:p>College Study Skills</text:p>
          </table:table-cell>
          <table:table-cell office:value-type="string">
            <text:p>College of Liberal Arts, Learning Skill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LSK 187.</text:p>
          </table:table-cell>
          <table:table-cell office:value-type="string">
            <text:p>College Success, Career Planning, and Life Skills for Athletes</text:p>
          </table:table-cell>
          <table:table-cell office:value-type="string">
            <text:p>College of Liberal Arts, Learning Skill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095.</text:p>
          </table:table-cell>
          <table:table-cell office:value-type="string">
            <text:p>Intermediate Algebra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104.</text:p>
          </table:table-cell>
          <table:table-cell office:value-type="string">
            <text:p>Mathematical Idea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MAT 131.</text:p>
          </table:table-cell>
          <table:table-cell office:value-type="string">
            <text:p>Functions &amp; Graph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133.</text:p>
          </table:table-cell>
          <table:table-cell office:value-type="string">
            <text:p>Precalculus</text:p>
          </table:table-cell>
          <table:table-cell office:value-type="string">
            <text:p>College of Liberal Arts, Mathematics</text:p>
          </table:table-cell>
          <table:table-cell office:value-type="float" office:value="4">
            <text:p>4</text:p>
          </table:table-cell>
          <table:table-cell office:value-type="string">
            <text:p>CLA MAT 095. or specific Math Index/Placement Test score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MAT 141.</text:p>
          </table:table-cell>
          <table:table-cell office:value-type="string">
            <text:p>Calculus for the Social Science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>CLA MAT 131, 133., or a specific score on the Math Index/Placement test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MAT 191.</text:p>
          </table:table-cell>
          <table:table-cell office:value-type="string">
            <text:p>Calculus I</text:p>
          </table:table-cell>
          <table:table-cell office:value-type="string">
            <text:p>College of Liberal Arts, Mathematics</text:p>
          </table:table-cell>
          <table:table-cell office:value-type="float" office:value="4">
            <text:p>4</text:p>
          </table:table-cell>
          <table:table-cell office:value-type="string">
            <text:p>C+ in CLA MAT 133. or satisfactory Math Index/Placement Test score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MAT 192.</text:p>
          </table:table-cell>
          <table:table-cell office:value-type="string">
            <text:p>Calculus II</text:p>
          </table:table-cell>
          <table:table-cell office:value-type="string">
            <text:p>College of Liberal Arts, Mathematics</text:p>
          </table:table-cell>
          <table:table-cell office:value-type="float" office:value="4">
            <text:p>4</text:p>
          </table:table-cell>
          <table:table-cell office:value-type="string">
            <text:p>C+ in CLA MAT 19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MAT 225.</text:p>
          </table:table-cell>
          <table:table-cell office:value-type="string">
            <text:p>Discrete Mathematics</text:p>
          </table:table-cell>
          <table:table-cell office:value-type="string">
            <text:p>College of Liberal Arts, Mathematics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260.</text:p>
          </table:table-cell>
          <table:table-cell office:value-type="string">
            <text:p>Intro Abstract Mathematic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293.</text:p>
          </table:table-cell>
          <table:table-cell office:value-type="string">
            <text:p>Multivariable Calculu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20.</text:p>
          </table:table-cell>
          <table:table-cell office:value-type="string">
            <text:p>Probability &amp; Mathematical Statistic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22.</text:p>
          </table:table-cell>
          <table:table-cell office:value-type="string">
            <text:p>Problems in Actuarial Science: Financial Mathematic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30.</text:p>
          </table:table-cell>
          <table:table-cell office:value-type="string">
            <text:p>Intro/Differential Equation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40.</text:p>
          </table:table-cell>
          <table:table-cell office:value-type="string">
            <text:p>Linear Algebra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45.</text:p>
          </table:table-cell>
          <table:table-cell office:value-type="string">
            <text:p>Applied Mathematical Modeling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80.</text:p>
          </table:table-cell>
          <table:table-cell office:value-type="string">
            <text:p>Introduction to Complex Variables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390.</text:p>
          </table:table-cell>
          <table:table-cell office:value-type="string">
            <text:p>Topics in Mathematics: Topology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401.</text:p>
          </table:table-cell>
          <table:table-cell office:value-type="string">
            <text:p>Directed Independent Study: Linear Algebra I</text:p>
          </table:table-cell>
          <table:table-cell office:value-type="string">
            <text:p>College of Liberal Arts, Mathematics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461.</text:p>
          </table:table-cell>
          <table:table-cell office:value-type="string">
            <text:p>Abstract Algebra I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462.</text:p>
          </table:table-cell>
          <table:table-cell office:value-type="string">
            <text:p>Abstract Algebra II</text:p>
          </table:table-cell>
          <table:table-cell office:value-type="string">
            <text:p>College of Liberal Arts, Mathemat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AT 499.</text:p>
          </table:table-cell>
          <table:table-cell office:value-type="string">
            <text:p>Senior Seminar in Mathematics</text:p>
          </table:table-cell>
          <table:table-cell office:value-type="string">
            <text:p>College of Liberal Arts, Mathematic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101.</text:p>
          </table:table-cell>
          <table:table-cell office:value-type="string">
            <text:p>Introduction to The Army I &amp; Critical Thinking</text:p>
          </table:table-cell>
          <table:table-cell office:value-type="string">
            <text:p>College of Liberal Arts, Military Science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102.</text:p>
          </table:table-cell>
          <table:table-cell office:value-type="string">
            <text:p>Introduction to Profession of Arms</text:p>
          </table:table-cell>
          <table:table-cell office:value-type="string">
            <text:p>College of Liberal Arts, Military Science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201.</text:p>
          </table:table-cell>
          <table:table-cell office:value-type="string">
            <text:p>Leadership I &amp; Decision Making</text:p>
          </table:table-cell>
          <table:table-cell office:value-type="string">
            <text:p>College of Liberal Arts, Military Science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202.</text:p>
          </table:table-cell>
          <table:table-cell office:value-type="string">
            <text:p>Army Doctrine &amp; Team Development</text:p>
          </table:table-cell>
          <table:table-cell office:value-type="string">
            <text:p>College of Liberal Arts, Military Science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301.</text:p>
          </table:table-cell>
          <table:table-cell office:value-type="string">
            <text:p>Training Management &amp; The Warfighting Functions</text:p>
          </table:table-cell>
          <table:table-cell office:value-type="string">
            <text:p>College of Liberal Arts, Military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302.</text:p>
          </table:table-cell>
          <table:table-cell office:value-type="string">
            <text:p>Applied Leadership in Small Unit Operations</text:p>
          </table:table-cell>
          <table:table-cell office:value-type="string">
            <text:p>College of Liberal Arts, Military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401.</text:p>
          </table:table-cell>
          <table:table-cell office:value-type="string">
            <text:p>The Army Officer</text:p>
          </table:table-cell>
          <table:table-cell office:value-type="string">
            <text:p>College of Liberal Arts, Military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MIL 402.</text:p>
          </table:table-cell>
          <table:table-cell office:value-type="string">
            <text:p>Transition to Lieutenant</text:p>
          </table:table-cell>
          <table:table-cell office:value-type="string">
            <text:p>College of Liberal Arts, Military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NEU 394.</text:p>
          </table:table-cell>
          <table:table-cell office:value-type="string">
            <text:p>Foundations in Research Methods &amp; Statistics</text:p>
          </table:table-cell>
          <table:table-cell office:value-type="string">
            <text:p>College of Liberal Arts, Neuroscience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NEU 400.</text:p>
          </table:table-cell>
          <table:table-cell office:value-type="string">
            <text:p>Capstone Seminar in Neuroscience</text:p>
          </table:table-cell>
          <table:table-cell office:value-type="string">
            <text:p>College of Liberal Arts, Neuroscienc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NEU MFT.</text:p>
          </table:table-cell>
          <table:table-cell office:value-type="string">
            <text:p>Psychology Major Field Test for Neuroscience Majors</text:p>
          </table:table-cell>
          <table:table-cell office:value-type="string">
            <text:p>College of Liberal Arts, Neuroscience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ED 141.</text:p>
          </table:table-cell>
          <table:table-cell office:value-type="string">
            <text:p>Beginner Athletics: Volleyball</text:p>
          </table:table-cell>
          <table:table-cell office:value-type="string">
            <text:p>College of Liberal Arts, Physical Ed. &amp; Healt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ED 141F</text:p>
          </table:table-cell>
          <table:table-cell office:value-type="string">
            <text:p>Beginner Fitness: Fencing</text:p>
          </table:table-cell>
          <table:table-cell office:value-type="string">
            <text:p>College of Liberal Arts, Physical Ed. &amp; Healt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ED 151.</text:p>
          </table:table-cell>
          <table:table-cell office:value-type="string">
            <text:p>Beginner Fitness: Cross Training</text:p>
          </table:table-cell>
          <table:table-cell office:value-type="string">
            <text:p>College of Liberal Arts, Physical Ed. &amp; Healt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ED 161F</text:p>
          </table:table-cell>
          <table:table-cell office:value-type="string">
            <text:p>Health: CPR &amp; First Aid</text:p>
          </table:table-cell>
          <table:table-cell office:value-type="string">
            <text:p>College of Liberal Arts, Physical Ed. &amp; Healt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ED 171F</text:p>
          </table:table-cell>
          <table:table-cell office:value-type="string">
            <text:p>Outdoors: Hiking and Backpacking</text:p>
          </table:table-cell>
          <table:table-cell office:value-type="string">
            <text:p>College of Liberal Arts, Physical Ed. &amp; Healt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176.</text:p>
          </table:table-cell>
          <table:table-cell office:value-type="string">
            <text:p>American Founding Principles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HI 180.</text:p>
          </table:table-cell>
          <table:table-cell office:value-type="string">
            <text:p>Logic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PHI 190.</text:p>
          </table:table-cell>
          <table:table-cell office:value-type="string">
            <text:p>Introduction to Philosophy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PHI 194.</text:p>
          </table:table-cell>
          <table:table-cell office:value-type="string">
            <text:p>Ethics in Practice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PHI 195.</text:p>
          </table:table-cell>
          <table:table-cell office:value-type="string">
            <text:p>Introduction to Ethics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PHI 230.</text:p>
          </table:table-cell>
          <table:table-cell office:value-type="string">
            <text:p>Philosophy, Politics, and Economics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PHI 235.</text:p>
          </table:table-cell>
          <table:table-cell office:value-type="string">
            <text:p>Philosophy of Law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I 237.</text:p>
          </table:table-cell>
          <table:table-cell office:value-type="string">
            <text:p>Gender, Philosophy, and Law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I 240.</text:p>
          </table:table-cell>
          <table:table-cell office:value-type="string">
            <text:p>Philosophy of Religion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I 247.</text:p>
          </table:table-cell>
          <table:table-cell office:value-type="string">
            <text:p>Eastern Philosophy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I 260.</text:p>
          </table:table-cell>
          <table:table-cell office:value-type="string">
            <text:p>Phlosophy of the Arts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I 265.</text:p>
          </table:table-cell>
          <table:table-cell office:value-type="string">
            <text:p>Philosophy and Film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I 269.</text:p>
          </table:table-cell>
          <table:table-cell office:value-type="string">
            <text:p>Human Nature and Art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OC</text:p>
          </table:table-cell>
        </table:table-row>
        <table:table-row>
          <table:table-cell office:value-type="string">
            <text:p>CLA PHI 290.</text:p>
          </table:table-cell>
          <table:table-cell office:value-type="string">
            <text:p>Spc Top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296.</text:p>
          </table:table-cell>
          <table:table-cell office:value-type="string">
            <text:p>Environmental Ethics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297.</text:p>
          </table:table-cell>
          <table:table-cell office:value-type="string">
            <text:p>Global Ethics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01.</text:p>
          </table:table-cell>
          <table:table-cell office:value-type="string">
            <text:p>Phi Junior Seminar</text:p>
          </table:table-cell>
          <table:table-cell office:value-type="string">
            <text:p>College of Liberal Arts, Philosophy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11.</text:p>
          </table:table-cell>
          <table:table-cell office:value-type="string">
            <text:p>Ancient Greek Phi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14.</text:p>
          </table:table-cell>
          <table:table-cell office:value-type="string">
            <text:p>Early Modern Philosophy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25.</text:p>
          </table:table-cell>
          <table:table-cell office:value-type="string">
            <text:p>Existentialism &amp; Phenomenology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60.</text:p>
          </table:table-cell>
          <table:table-cell office:value-type="string">
            <text:p>Great Philosophers: Wollstonecraft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90.</text:p>
          </table:table-cell>
          <table:table-cell office:value-type="string">
            <text:p>Spc Top</text:p>
          </table:table-cell>
          <table:table-cell office:value-type="string">
            <text:p>College of Liberal Arts, Philosoph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397.</text:p>
          </table:table-cell>
          <table:table-cell office:value-type="string">
            <text:p>Preceptorship</text:p>
          </table:table-cell>
          <table:table-cell office:value-type="string">
            <text:p>College of Liberal Arts, Philosoph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I 401.</text:p>
          </table:table-cell>
          <table:table-cell office:value-type="string">
            <text:p>Philosophy Senior Seminar</text:p>
          </table:table-cell>
          <table:table-cell office:value-type="string">
            <text:p>College of Liberal Arts, Philosoph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102.</text:p>
          </table:table-cell>
          <table:table-cell office:value-type="string">
            <text:p>Acoustical Foundations of Music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Y 108.</text:p>
          </table:table-cell>
          <table:table-cell office:value-type="string">
            <text:p>Ancient Chinese Science and Technology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Y 109.</text:p>
          </table:table-cell>
          <table:table-cell office:value-type="string">
            <text:p>Science of Heaven and Earth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PHY 115.</text:p>
          </table:table-cell>
          <table:table-cell office:value-type="string">
            <text:p>Descriptive Astronomy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P</text:p>
          </table:table-cell>
        </table:table-row>
        <table:table-row>
          <table:table-cell office:value-type="string">
            <text:p>CLA PHY 141.</text:p>
          </table:table-cell>
          <table:table-cell office:value-type="string">
            <text:p>Intro Physics I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CLA MAT 133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HY 142.</text:p>
          </table:table-cell>
          <table:table-cell office:value-type="string">
            <text:p>Introductory Physics II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CLA PHY 14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HY 161.</text:p>
          </table:table-cell>
          <table:table-cell office:value-type="string">
            <text:p>General Physics I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C+ in CLA MAT 19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HY 162.</text:p>
          </table:table-cell>
          <table:table-cell office:value-type="string">
            <text:p>General Physics II</text:p>
          </table:table-cell>
          <table:table-cell office:value-type="string">
            <text:p>College of Liberal Arts, Physics</text:p>
          </table:table-cell>
          <table:table-cell office:value-type="float" office:value="4">
            <text:p>4</text:p>
          </table:table-cell>
          <table:table-cell office:value-type="string">
            <text:p>C+ in CLA PHY 16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HY 300.</text:p>
          </table:table-cell>
          <table:table-cell office:value-type="string">
            <text:p>Physics Seminar</text:p>
          </table:table-cell>
          <table:table-cell office:value-type="string">
            <text:p>College of Liberal Arts, Physic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305.</text:p>
          </table:table-cell>
          <table:table-cell office:value-type="string">
            <text:p>Early Quantum Theory and Its Applications</text:p>
          </table:table-cell>
          <table:table-cell office:value-type="string">
            <text:p>College of Liberal Arts, Phys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322.</text:p>
          </table:table-cell>
          <table:table-cell office:value-type="string">
            <text:p>Modern Medical Instruments</text:p>
          </table:table-cell>
          <table:table-cell office:value-type="string">
            <text:p>College of Liberal Arts, Phys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326.</text:p>
          </table:table-cell>
          <table:table-cell office:value-type="string">
            <text:p>Astrophysics</text:p>
          </table:table-cell>
          <table:table-cell office:value-type="string">
            <text:p>College of Liberal Arts, Phys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330.</text:p>
          </table:table-cell>
          <table:table-cell office:value-type="string">
            <text:p>Thermal Physics</text:p>
          </table:table-cell>
          <table:table-cell office:value-type="string">
            <text:p>College of Liberal Arts, Phys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355.</text:p>
          </table:table-cell>
          <table:table-cell office:value-type="string">
            <text:p>Electromagnetic Theory</text:p>
          </table:table-cell>
          <table:table-cell office:value-type="string">
            <text:p>College of Liberal Arts, Physic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HY 460.</text:p>
          </table:table-cell>
          <table:table-cell office:value-type="string">
            <text:p>Research in Physics</text:p>
          </table:table-cell>
          <table:table-cell office:value-type="string">
            <text:p>College of Liberal Arts, Physic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101.</text:p>
          </table:table-cell>
          <table:table-cell office:value-type="string">
            <text:p>Introduction to American Government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OL 176.</text:p>
          </table:table-cell>
          <table:table-cell office:value-type="string">
            <text:p>American Founding Principle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OL 200.</text:p>
          </table:table-cell>
          <table:table-cell office:value-type="string">
            <text:p>Intro to Political Theory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253.</text:p>
          </table:table-cell>
          <table:table-cell office:value-type="string">
            <text:p>Intro to International Relation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OL 295.</text:p>
          </table:table-cell>
          <table:table-cell office:value-type="string">
            <text:p>Intro to Political Science Research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13.</text:p>
          </table:table-cell>
          <table:table-cell office:value-type="string">
            <text:p>Middle East Politic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14.</text:p>
          </table:table-cell>
          <table:table-cell office:value-type="string">
            <text:p>Women in Developing Countrie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15.</text:p>
          </table:table-cell>
          <table:table-cell office:value-type="string">
            <text:p>Latin American Politic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32.</text:p>
          </table:table-cell>
          <table:table-cell office:value-type="string">
            <text:p>Women, Law and Politic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33.</text:p>
          </table:table-cell>
          <table:table-cell office:value-type="string">
            <text:p>Southern Politic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35.</text:p>
          </table:table-cell>
          <table:table-cell office:value-type="string">
            <text:p>Congress &amp; Legislative Proces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37.</text:p>
          </table:table-cell>
          <table:table-cell office:value-type="string">
            <text:p>U.S. Legal System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39.</text:p>
          </table:table-cell>
          <table:table-cell office:value-type="string">
            <text:p>The American Presidency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44.</text:p>
          </table:table-cell>
          <table:table-cell office:value-type="string">
            <text:p>Law, Public Policy &amp; Ethic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48.</text:p>
          </table:table-cell>
          <table:table-cell office:value-type="string">
            <text:p>Constitutional Law: Federalism &amp; Separation of Power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49.</text:p>
          </table:table-cell>
          <table:table-cell office:value-type="string">
            <text:p>Constitutional Law: Civil Rights &amp; Liberties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55.</text:p>
          </table:table-cell>
          <table:table-cell office:value-type="string">
            <text:p>International Conflict/Security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77.</text:p>
          </table:table-cell>
          <table:table-cell office:value-type="string">
            <text:p>Classical Political Thought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78.</text:p>
          </table:table-cell>
          <table:table-cell office:value-type="string">
            <text:p>Modern Political Thought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91.</text:p>
          </table:table-cell>
          <table:table-cell office:value-type="string">
            <text:p>Spc Top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92.</text:p>
          </table:table-cell>
          <table:table-cell office:value-type="string">
            <text:p>Spc Top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397.</text:p>
          </table:table-cell>
          <table:table-cell office:value-type="string">
            <text:p>Preceptorship:</text:p>
          </table:table-cell>
          <table:table-cell office:value-type="string">
            <text:p>College of Liberal Arts, Political Scienc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490.</text:p>
          </table:table-cell>
          <table:table-cell office:value-type="string">
            <text:p>Internship Program</text:p>
          </table:table-cell>
          <table:table-cell office:value-type="string">
            <text:p>College of Liberal Arts, Political Science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493.</text:p>
          </table:table-cell>
          <table:table-cell office:value-type="string">
            <text:p>Supervised Independent Reading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OL 496.</text:p>
          </table:table-cell>
          <table:table-cell office:value-type="string">
            <text:p>Directed Independent Research</text:p>
          </table:table-cell>
          <table:table-cell office:value-type="string">
            <text:p>College of Liberal Arts, Political Scienc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101.</text:p>
          </table:table-cell>
          <table:table-cell office:value-type="string">
            <text:p>Introduction to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PSY 150.</text:p>
          </table:table-cell>
          <table:table-cell office:value-type="string">
            <text:p>The Psychology Major &amp; Career</text:p>
          </table:table-cell>
          <table:table-cell office:value-type="string">
            <text:p>College of Liberal Arts, Psychology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05.</text:p>
          </table:table-cell>
          <table:table-cell office:value-type="string">
            <text:p>Psychology of Learning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10.</text:p>
          </table:table-cell>
          <table:table-cell office:value-type="string">
            <text:p>Bio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12.</text:p>
          </table:table-cell>
          <table:table-cell office:value-type="string">
            <text:p>Drugs and Behavior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15.</text:p>
          </table:table-cell>
          <table:table-cell office:value-type="string">
            <text:p>Cognitive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21.</text:p>
          </table:table-cell>
          <table:table-cell office:value-type="string">
            <text:p>Health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25.</text:p>
          </table:table-cell>
          <table:table-cell office:value-type="string">
            <text:p>Sensation and Perception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30.</text:p>
          </table:table-cell>
          <table:table-cell office:value-type="string">
            <text:p>Social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35.</text:p>
          </table:table-cell>
          <table:table-cell office:value-type="string">
            <text:p>Industrial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40.</text:p>
          </table:table-cell>
          <table:table-cell office:value-type="string">
            <text:p>Theories of Personalit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45.</text:p>
          </table:table-cell>
          <table:table-cell office:value-type="string">
            <text:p>Lifespan Development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50.</text:p>
          </table:table-cell>
          <table:table-cell office:value-type="string">
            <text:p>Child &amp; Adolescent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56.</text:p>
          </table:table-cell>
          <table:table-cell office:value-type="string">
            <text:p>Forensic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65.</text:p>
          </table:table-cell>
          <table:table-cell office:value-type="string">
            <text:p>Abnormal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70.</text:p>
          </table:table-cell>
          <table:table-cell office:value-type="string">
            <text:p>Psychology of Gender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75.</text:p>
          </table:table-cell>
          <table:table-cell office:value-type="string">
            <text:p>Cross-Cultural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85.</text:p>
          </table:table-cell>
          <table:table-cell office:value-type="string">
            <text:p>Spc Top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290.</text:p>
          </table:table-cell>
          <table:table-cell office:value-type="string">
            <text:p>Psychology Practicum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06.</text:p>
          </table:table-cell>
          <table:table-cell office:value-type="string">
            <text:p>Research Methods &amp; Statistics I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07.</text:p>
          </table:table-cell>
          <table:table-cell office:value-type="string">
            <text:p>Research Methods and Statistics II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25.</text:p>
          </table:table-cell>
          <table:table-cell office:value-type="string">
            <text:p>Tests &amp; Measurement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26.</text:p>
          </table:table-cell>
          <table:table-cell office:value-type="string">
            <text:p>Behavior Modification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85.</text:p>
          </table:table-cell>
          <table:table-cell office:value-type="string">
            <text:p>Special Topics: Skills for the Workplace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90.</text:p>
          </table:table-cell>
          <table:table-cell office:value-type="string">
            <text:p>Field Placement</text:p>
          </table:table-cell>
          <table:table-cell office:value-type="string">
            <text:p>College of Liberal Arts, Psychology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94.</text:p>
          </table:table-cell>
          <table:table-cell office:value-type="string">
            <text:p>Foundations in Research Methods &amp; Statistics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395.</text:p>
          </table:table-cell>
          <table:table-cell office:value-type="string">
            <text:p>Perspectives in Psychology</text:p>
          </table:table-cell>
          <table:table-cell office:value-type="string">
            <text:p>College of Liberal Arts, Psycholog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21.</text:p>
          </table:table-cell>
          <table:table-cell office:value-type="string">
            <text:p>Stress &amp; Coping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51.</text:p>
          </table:table-cell>
          <table:table-cell office:value-type="string">
            <text:p>Current Issues in Psychology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85.</text:p>
          </table:table-cell>
          <table:table-cell office:value-type="string">
            <text:p>Spc Top</text:p>
          </table:table-cell>
          <table:table-cell office:value-type="string">
            <text:p>College of Liberal Arts, Psych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90A</text:p>
          </table:table-cell>
          <table:table-cell office:value-type="string">
            <text:p>Empirical Project in Psychology I</text:p>
          </table:table-cell>
          <table:table-cell office:value-type="string">
            <text:p>College of Liberal Arts, Psycholog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90B</text:p>
          </table:table-cell>
          <table:table-cell office:value-type="string">
            <text:p>Empirical Project in Psychology II</text:p>
          </table:table-cell>
          <table:table-cell office:value-type="string">
            <text:p>College of Liberal Arts, Psycholog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95.</text:p>
          </table:table-cell>
          <table:table-cell office:value-type="string">
            <text:p>Directed Independent Research</text:p>
          </table:table-cell>
          <table:table-cell office:value-type="string">
            <text:p>College of Liberal Arts, Psychology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96A</text:p>
          </table:table-cell>
          <table:table-cell office:value-type="string">
            <text:p>Honors Project in Psychology I</text:p>
          </table:table-cell>
          <table:table-cell office:value-type="string">
            <text:p>College of Liberal Arts, Psycholog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PSY 496B</text:p>
          </table:table-cell>
          <table:table-cell office:value-type="string">
            <text:p>Honors Project in Psychology II</text:p>
          </table:table-cell>
          <table:table-cell office:value-type="string">
            <text:p>College of Liberal Arts, Psychology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110.</text:p>
          </table:table-cell>
          <table:table-cell office:value-type="string">
            <text:p>Why Religion Matters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REL 130.</text:p>
          </table:table-cell>
          <table:table-cell office:value-type="string">
            <text:p>Engaging the Old Testament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REL 150.</text:p>
          </table:table-cell>
          <table:table-cell office:value-type="string">
            <text:p>Engaging the New Testament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REL 170.</text:p>
          </table:table-cell>
          <table:table-cell office:value-type="string">
            <text:p>Beginning with Abraham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REL 210.</text:p>
          </table:table-cell>
          <table:table-cell office:value-type="string">
            <text:p>History of Christianity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REL 230.</text:p>
          </table:table-cell>
          <table:table-cell office:value-type="string">
            <text:p>Approaches to Christian Ethics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REL 232.</text:p>
          </table:table-cell>
          <table:table-cell office:value-type="string">
            <text:p>Moral Wholeness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250.</text:p>
          </table:table-cell>
          <table:table-cell office:value-type="string">
            <text:p>Research and Writing in Religion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270.</text:p>
          </table:table-cell>
          <table:table-cell office:value-type="string">
            <text:p>History of Christian Theology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REL 315.</text:p>
          </table:table-cell>
          <table:table-cell office:value-type="string">
            <text:p>Paul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334.</text:p>
          </table:table-cell>
          <table:table-cell office:value-type="string">
            <text:p>Professions and Faiths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357.</text:p>
          </table:table-cell>
          <table:table-cell office:value-type="string">
            <text:p>Western Religions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364.</text:p>
          </table:table-cell>
          <table:table-cell office:value-type="string">
            <text:p>Women and Religion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380.</text:p>
          </table:table-cell>
          <table:table-cell office:value-type="string">
            <text:p>Biblical Hebrew</text:p>
          </table:table-cell>
          <table:table-cell office:value-type="string">
            <text:p>College of Liberal Arts, Religion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384.</text:p>
          </table:table-cell>
          <table:table-cell office:value-type="string">
            <text:p>Sem Sel Top: Islamophobia</text:p>
          </table:table-cell>
          <table:table-cell office:value-type="string">
            <text:p>College of Liberal Arts, Relig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385.</text:p>
          </table:table-cell>
          <table:table-cell office:value-type="string">
            <text:p>Junior Colloquium</text:p>
          </table:table-cell>
          <table:table-cell office:value-type="string">
            <text:p>College of Liberal Arts, Relig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REL 485.</text:p>
          </table:table-cell>
          <table:table-cell office:value-type="string">
            <text:p>Senior Colloquium</text:p>
          </table:table-cell>
          <table:table-cell office:value-type="string">
            <text:p>College of Liberal Arts, Religion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101.</text:p>
          </table:table-cell>
          <table:table-cell office:value-type="string">
            <text:p>Introductory Sociolog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SOC 210.</text:p>
          </table:table-cell>
          <table:table-cell office:value-type="string">
            <text:p>Social Problems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SOC 295.</text:p>
          </table:table-cell>
          <table:table-cell office:value-type="string">
            <text:p>Sociology of Race &amp; Ethnicit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03.</text:p>
          </table:table-cell>
          <table:table-cell office:value-type="string">
            <text:p>Sociological Theor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04.</text:p>
          </table:table-cell>
          <table:table-cell office:value-type="string">
            <text:p>Intro to Soc Sci Research Mthds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12.</text:p>
          </table:table-cell>
          <table:table-cell office:value-type="string">
            <text:p>Sociology of Gender &amp; Sexualit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13.</text:p>
          </table:table-cell>
          <table:table-cell office:value-type="string">
            <text:p>Deviance and Social Control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23.</text:p>
          </table:table-cell>
          <table:table-cell office:value-type="string">
            <text:p>Medical Sociolog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34.</text:p>
          </table:table-cell>
          <table:table-cell office:value-type="string">
            <text:p>Marriage &amp; Family: Diversity &amp; Change.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60.</text:p>
          </table:table-cell>
          <table:table-cell office:value-type="string">
            <text:p>Environmental Sociolog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85.</text:p>
          </table:table-cell>
          <table:table-cell office:value-type="string">
            <text:p>Criminolog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387.</text:p>
          </table:table-cell>
          <table:table-cell office:value-type="string">
            <text:p>Communities and Crime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405.</text:p>
          </table:table-cell>
          <table:table-cell office:value-type="string">
            <text:p>Empirical Research Project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490.</text:p>
          </table:table-cell>
          <table:table-cell office:value-type="string">
            <text:p>Internship in Sociolog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OC 495.</text:p>
          </table:table-cell>
          <table:table-cell office:value-type="string">
            <text:p>Directed Independent Research in Sociology</text:p>
          </table:table-cell>
          <table:table-cell office:value-type="string">
            <text:p>College of Liberal Arts, Sociology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111.</text:p>
          </table:table-cell>
          <table:table-cell office:value-type="string">
            <text:p>Beginning Spanish I</text:p>
          </table:table-cell>
          <table:table-cell office:value-type="string">
            <text:p>College of Liberal Arts, Spanish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SPN 112.</text:p>
          </table:table-cell>
          <table:table-cell office:value-type="string">
            <text:p>Beginning Spanish II</text:p>
          </table:table-cell>
          <table:table-cell office:value-type="string">
            <text:p>College of Liberal Arts, Spanish</text:p>
          </table:table-cell>
          <table:table-cell office:value-type="float" office:value="4">
            <text:p>4</text:p>
          </table:table-cell>
          <table:table-cell office:value-type="string">
            <text:p>completion or exemption of CLA SPN 111.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SPN 251.</text:p>
          </table:table-cell>
          <table:table-cell office:value-type="string">
            <text:p>Intermediate Spanish I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252.</text:p>
          </table:table-cell>
          <table:table-cell office:value-type="string">
            <text:p>Intermediate Spanish II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01.</text:p>
          </table:table-cell>
          <table:table-cell office:value-type="string">
            <text:p>Spanish Conversation &amp; Composition I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02.</text:p>
          </table:table-cell>
          <table:table-cell office:value-type="string">
            <text:p>Spanish Conversation &amp; Comp II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10.</text:p>
          </table:table-cell>
          <table:table-cell office:value-type="string">
            <text:p>Contemporary Latin American Literature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13.</text:p>
          </table:table-cell>
          <table:table-cell office:value-type="string">
            <text:p>Culture &amp; Civilization of Spain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20.</text:p>
          </table:table-cell>
          <table:table-cell office:value-type="string">
            <text:p>Contemporary Spanish Literature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26.</text:p>
          </table:table-cell>
          <table:table-cell office:value-type="string">
            <text:p>Spanish for Medical Purposes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385.</text:p>
          </table:table-cell>
          <table:table-cell office:value-type="string">
            <text:p>Spc Top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485.</text:p>
          </table:table-cell>
          <table:table-cell office:value-type="string">
            <text:p>Assistantship for Spn 111/112</text:p>
          </table:table-cell>
          <table:table-cell office:value-type="string">
            <text:p>College of Liberal Arts, Spanish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490.</text:p>
          </table:table-cell>
          <table:table-cell office:value-type="string">
            <text:p>Supervised Independent Reading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PN 495.</text:p>
          </table:table-cell>
          <table:table-cell office:value-type="string">
            <text:p>Directed Independent Research</text:p>
          </table:table-cell>
          <table:table-cell office:value-type="string">
            <text:p>College of Liberal Arts, Spanish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SST 180.</text:p>
          </table:table-cell>
          <table:table-cell office:value-type="string">
            <text:p>Introduction to Southern Studies</text:p>
          </table:table-cell>
          <table:table-cell office:value-type="string">
            <text:p>College of Liberal Arts, Southern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STA 126.</text:p>
          </table:table-cell>
          <table:table-cell office:value-type="string">
            <text:p>Introductory Statistics</text:p>
          </table:table-cell>
          <table:table-cell office:value-type="string">
            <text:p>College of Liberal Arts, Statistic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STA 227.</text:p>
          </table:table-cell>
          <table:table-cell office:value-type="string">
            <text:p>Statistical Methods</text:p>
          </table:table-cell>
          <table:table-cell office:value-type="string">
            <text:p>College of Liberal Arts, Statistics</text:p>
          </table:table-cell>
          <table:table-cell office:value-type="float" office:value="3">
            <text:p>3</text:p>
          </table:table-cell>
          <table:table-cell office:value-type="string">
            <text:p>CLA STA 12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STA 330.</text:p>
          </table:table-cell>
          <table:table-cell office:value-type="string">
            <text:p>Applied Experimental Design</text:p>
          </table:table-cell>
          <table:table-cell office:value-type="string">
            <text:p>College of Liberal Arts and Sciences</text:p>
          </table:table-cell>
          <table:table-cell office:value-type="float" office:value="3">
            <text:p>3</text:p>
          </table:table-cell>
          <table:table-cell office:value-type="string">
            <text:p>CLA STA 12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STA 340.</text:p>
          </table:table-cell>
          <table:table-cell office:value-type="string">
            <text:p>Applied Regression Analysis</text:p>
          </table:table-cell>
          <table:table-cell office:value-type="string">
            <text:p>College of Liberal Arts, Statistics</text:p>
          </table:table-cell>
          <table:table-cell office:value-type="float" office:value="3">
            <text:p>3</text:p>
          </table:table-cell>
          <table:table-cell office:value-type="string">
            <text:p>CLA STA 126.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THR 115.</text:p>
          </table:table-cell>
          <table:table-cell office:value-type="string">
            <text:p>Introduction to Theatre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THR 198.</text:p>
          </table:table-cell>
          <table:table-cell office:value-type="string">
            <text:p>Spc Intrdctry Topi in Thr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THR 218.</text:p>
          </table:table-cell>
          <table:table-cell office:value-type="string">
            <text:p>Introduction to Acting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THR 235.</text:p>
          </table:table-cell>
          <table:table-cell office:value-type="string">
            <text:p>Stagecraft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THR 292.</text:p>
          </table:table-cell>
          <table:table-cell office:value-type="string">
            <text:p>Theatre Practicum</text:p>
          </table:table-cell>
          <table:table-cell office:value-type="string">
            <text:p>College of Liberal Arts, Theatr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THR 337.</text:p>
          </table:table-cell>
          <table:table-cell office:value-type="string">
            <text:p>Scene Design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THR 339.</text:p>
          </table:table-cell>
          <table:table-cell office:value-type="string">
            <text:p>Stage Management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THR 371.</text:p>
          </table:table-cell>
          <table:table-cell office:value-type="string">
            <text:p>Beginning Playwriting</text:p>
          </table:table-cell>
          <table:table-cell office:value-type="string">
            <text:p>College of Liberal Arts, Theatre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UNV 101.</text:p>
          </table:table-cell>
          <table:table-cell office:value-type="string">
            <text:p>First-Year-Student Experience</text:p>
          </table:table-cell>
          <table:table-cell office:value-type="string">
            <text:p>College of Liberal Arts, University Lif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1Y</text:p>
          </table:table-cell>
        </table:table-row>
        <table:table-row>
          <table:table-cell office:value-type="string">
            <text:p>CLA UNV 102.</text:p>
          </table:table-cell>
          <table:table-cell office:value-type="string">
            <text:p>Academic &amp; Vocational Design</text:p>
          </table:table-cell>
          <table:table-cell office:value-type="string">
            <text:p>College of Liberal Arts, University Lif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UNV 201.</text:p>
          </table:table-cell>
          <table:table-cell office:value-type="string">
            <text:p>Preparing Peer Advisors for UNV 101/BUS 103</text:p>
          </table:table-cell>
          <table:table-cell office:value-type="string">
            <text:p>College of Liberal Arts, University Life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180.</text:p>
          </table:table-cell>
          <table:table-cell office:value-type="string">
            <text:p>Gendered Lives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CLA WGS 201.</text:p>
          </table:table-cell>
          <table:table-cell office:value-type="string">
            <text:p>Methods in Gender Studies Research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220.</text:p>
          </table:table-cell>
          <table:table-cell office:value-type="string">
            <text:p>Fiber Arts &amp; Culture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237.</text:p>
          </table:table-cell>
          <table:table-cell office:value-type="string">
            <text:p>Gender, Philosophy, and Law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WGS 270.</text:p>
          </table:table-cell>
          <table:table-cell office:value-type="string">
            <text:p>Psychology of Gender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285.</text:p>
          </table:table-cell>
          <table:table-cell office:value-type="string">
            <text:p>Spc Top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10.</text:p>
          </table:table-cell>
          <table:table-cell office:value-type="string">
            <text:p>Race, Gender &amp; The Media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12.</text:p>
          </table:table-cell>
          <table:table-cell office:value-type="string">
            <text:p>Sociology of Gender &amp; Sexuality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14.</text:p>
          </table:table-cell>
          <table:table-cell office:value-type="string">
            <text:p>Women in Developing Countries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32.</text:p>
          </table:table-cell>
          <table:table-cell office:value-type="string">
            <text:p>Women, Law and Politics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34.</text:p>
          </table:table-cell>
          <table:table-cell office:value-type="string">
            <text:p>Marriage &amp; Family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61.</text:p>
          </table:table-cell>
          <table:table-cell office:value-type="string">
            <text:p>Biology of Sex and Gender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64.</text:p>
          </table:table-cell>
          <table:table-cell office:value-type="string">
            <text:p>Women and Religion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73.</text:p>
          </table:table-cell>
          <table:table-cell office:value-type="string">
            <text:p>Picturing Gender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77.</text:p>
          </table:table-cell>
          <table:table-cell office:value-type="string">
            <text:p>American Women's History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85.</text:p>
          </table:table-cell>
          <table:table-cell office:value-type="string">
            <text:p>Special Topics: Feminism and Labor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398.</text:p>
          </table:table-cell>
          <table:table-cell office:value-type="string">
            <text:p>Internship in Women &amp; Gender Studies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GS 401.</text:p>
          </table:table-cell>
          <table:table-cell office:value-type="string">
            <text:p>Gender Theory &amp; Feminist Thought</text:p>
          </table:table-cell>
          <table:table-cell office:value-type="string">
            <text:p>College of Liberal Arts, Women &amp; Gen. Studies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 WLT 101.</text:p>
          </table:table-cell>
          <table:table-cell office:value-type="string">
            <text:p>Spc Top in World Literature</text:p>
          </table:table-cell>
          <table:table-cell office:value-type="string">
            <text:p>College of Liberal Arts, World Lit. in Translat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Y</text:p>
          </table:table-cell>
        </table:table-row>
        <table:table-row>
          <table:table-cell office:value-type="string">
            <text:p>CLA WRT 490.</text:p>
          </table:table-cell>
          <table:table-cell office:value-type="string">
            <text:p>Writing Preceptorship</text:p>
          </table:table-cell>
          <table:table-cell office:value-type="string">
            <text:p>College of Liberal Arts, Writing Instruc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ARTH101.</text:p>
          </table:table-cell>
          <table:table-cell office:value-type="string">
            <text:p>Art Appreciat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BIOL101.</text:p>
          </table:table-cell>
          <table:table-cell office:value-type="string">
            <text:p>Intro to Biol &amp; Evolut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BIOL245.</text:p>
          </table:table-cell>
          <table:table-cell office:value-type="string">
            <text:p>Human Anatomy and Physiology I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BIOL245L</text:p>
          </table:table-cell>
          <table:table-cell office:value-type="string">
            <text:p>Human Anatomy and Physiology I Laboratory</text:p>
          </table:table-cell>
          <table:table-cell office:value-type="string">
            <text:p>College of Professional Advancement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BIOL256.</text:p>
          </table:table-cell>
          <table:table-cell office:value-type="string">
            <text:p>Microbiology for Allied Health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BIOL256L</text:p>
          </table:table-cell>
          <table:table-cell office:value-type="string">
            <text:p>Microbiology for Allied Health Laboratory</text:p>
          </table:table-cell>
          <table:table-cell office:value-type="string">
            <text:p>College of Professional Advancement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BIOL325.</text:p>
          </table:table-cell>
          <table:table-cell office:value-type="string">
            <text:p>Pathophysiology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COMM171.</text:p>
          </table:table-cell>
          <table:table-cell office:value-type="string">
            <text:p>Intro to Public Speaking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COMM309.</text:p>
          </table:table-cell>
          <table:table-cell office:value-type="string">
            <text:p>Communication &amp; Info Theory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COMM325.</text:p>
          </table:table-cell>
          <table:table-cell office:value-type="string">
            <text:p>Nonverbal Communicat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COMM340.</text:p>
          </table:table-cell>
          <table:table-cell office:value-type="string">
            <text:p>Public Relations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COMM350.</text:p>
          </table:table-cell>
          <table:table-cell office:value-type="string">
            <text:p>Organizational Communicat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COMM370.</text:p>
          </table:table-cell>
          <table:table-cell office:value-type="string">
            <text:p>Intercultural Communicat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HIST210.</text:p>
          </table:table-cell>
          <table:table-cell office:value-type="string">
            <text:p>Topics in American History: Slavery in the US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HUMA115.</text:p>
          </table:table-cell>
          <table:table-cell office:value-type="string">
            <text:p>Interpreting Artifiacts Across Cultures and Around the World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INSY102.</text:p>
          </table:table-cell>
          <table:table-cell office:value-type="string">
            <text:p>Introduction to Digital Communications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LBST303.</text:p>
          </table:table-cell>
          <table:table-cell office:value-type="string">
            <text:p>Issues/Justice in Global Commuit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MATH120.</text:p>
          </table:table-cell>
          <table:table-cell office:value-type="string">
            <text:p>Intermediate Algebraic Procedures for Problem Solving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MATH140.</text:p>
          </table:table-cell>
          <table:table-cell office:value-type="string">
            <text:p>Reasoning, Sense Making &amp; Practical Appls of Mathl Concepts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MATH220.</text:p>
          </table:table-cell>
          <table:table-cell office:value-type="string">
            <text:p>Applied Statistical Methods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NUTR206.</text:p>
          </table:table-cell>
          <table:table-cell office:value-type="string">
            <text:p>Nutrit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ORGL210.</text:p>
          </table:table-cell>
          <table:table-cell office:value-type="string">
            <text:p>Foundations of Leadership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PSYC111.</text:p>
          </table:table-cell>
          <table:table-cell office:value-type="string">
            <text:p>Introduction to Psychology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PSYC215.</text:p>
          </table:table-cell>
          <table:table-cell office:value-type="string">
            <text:p>Cognitive Psychology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PSYC227.</text:p>
          </table:table-cell>
          <table:table-cell office:value-type="string">
            <text:p>Lifespan Development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PSYC360.</text:p>
          </table:table-cell>
          <table:table-cell office:value-type="string">
            <text:p>Psychopathology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RELG110.</text:p>
          </table:table-cell>
          <table:table-cell office:value-type="string">
            <text:p>Introduction to Religion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V SOCI111.</text:p>
          </table:table-cell>
          <table:table-cell office:value-type="string">
            <text:p>Introduction to Sociology</text:p>
          </table:table-cell>
          <table:table-cell office:value-type="string">
            <text:p>College of Professional Advanc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101.</text:p>
          </table:table-cell>
          <table:table-cell office:value-type="string">
            <text:p>Holistic Child I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102.</text:p>
          </table:table-cell>
          <table:table-cell office:value-type="string">
            <text:p>Holistic Child II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102B</text:p>
          </table:table-cell>
          <table:table-cell office:value-type="string">
            <text:p>Field Component 1B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01.</text:p>
          </table:table-cell>
          <table:table-cell office:value-type="string">
            <text:p>Learning &amp; Developing Child I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01A</text:p>
          </table:table-cell>
          <table:table-cell office:value-type="string">
            <text:p>Field Component II A - Holistic Child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02.</text:p>
          </table:table-cell>
          <table:table-cell office:value-type="string">
            <text:p>Learning &amp; Developing Child II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02B</text:p>
          </table:table-cell>
          <table:table-cell office:value-type="string">
            <text:p>Field Component II B Holistic Child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05.</text:p>
          </table:table-cell>
          <table:table-cell office:value-type="string">
            <text:p>Preparing Early Childhood Envir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10.</text:p>
          </table:table-cell>
          <table:table-cell office:value-type="string">
            <text:p>Instructional Technologies for Teaching &amp; Learning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20.</text:p>
          </table:table-cell>
          <table:table-cell office:value-type="string">
            <text:p>Foundations of Educatio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26.</text:p>
          </table:table-cell>
          <table:table-cell office:value-type="string">
            <text:p>Health, Nutrition, &amp; Safety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57.</text:p>
          </table:table-cell>
          <table:table-cell office:value-type="string">
            <text:p>Psyc &amp; Develo of The Learner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75A</text:p>
          </table:table-cell>
          <table:table-cell office:value-type="string">
            <text:p>Field Component I A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75B</text:p>
          </table:table-cell>
          <table:table-cell office:value-type="string">
            <text:p>Field Component I B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283.</text:p>
          </table:table-cell>
          <table:table-cell office:value-type="string">
            <text:p>Fundamentals of Special Educatio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1.</text:p>
          </table:table-cell>
          <table:table-cell office:value-type="string">
            <text:p>Learning Environmt I-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1A</text:p>
          </table:table-cell>
          <table:table-cell office:value-type="string">
            <text:p>Field Component III A - Holistic Child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3.</text:p>
          </table:table-cell>
          <table:table-cell office:value-type="string">
            <text:p>Learning Environmt II -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3B</text:p>
          </table:table-cell>
          <table:table-cell office:value-type="string">
            <text:p>Fieldwork Component III B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5.</text:p>
          </table:table-cell>
          <table:table-cell office:value-type="string">
            <text:p>Curriculum Planning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6.</text:p>
          </table:table-cell>
          <table:table-cell office:value-type="string">
            <text:p>Collaboration -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17.</text:p>
          </table:table-cell>
          <table:table-cell office:value-type="string">
            <text:p>Social &amp; Cultural Studies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20.</text:p>
          </table:table-cell>
          <table:table-cell office:value-type="string">
            <text:p>Methods for Mathematics-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30.</text:p>
          </table:table-cell>
          <table:table-cell office:value-type="string">
            <text:p>Creative Arts for EC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31.</text:p>
          </table:table-cell>
          <table:table-cell office:value-type="string">
            <text:p>Methods for Science 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32.</text:p>
          </table:table-cell>
          <table:table-cell office:value-type="string">
            <text:p>Teaching Reading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33.</text:p>
          </table:table-cell>
          <table:table-cell office:value-type="string">
            <text:p>Curriculum-Based Assessment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34.</text:p>
          </table:table-cell>
          <table:table-cell office:value-type="string">
            <text:p>Language Arts &amp; Literature- The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56.</text:p>
          </table:table-cell>
          <table:table-cell office:value-type="string">
            <text:p>Psychology &amp; Development of the Adolescent Learner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74.</text:p>
          </table:table-cell>
          <table:table-cell office:value-type="string">
            <text:p>Integrated Methods &amp; Curriculum for 6-12th Grad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78.</text:p>
          </table:table-cell>
          <table:table-cell office:value-type="string">
            <text:p>Childrens Literatur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79.</text:p>
          </table:table-cell>
          <table:table-cell office:value-type="string">
            <text:p>Young Adult Literatur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98.</text:p>
          </table:table-cell>
          <table:table-cell office:value-type="string">
            <text:p>Fieldwork I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399.</text:p>
          </table:table-cell>
          <table:table-cell office:value-type="string">
            <text:p>Fieldwork II</text:p>
          </table:table-cell>
          <table:table-cell office:value-type="string">
            <text:p>Tift College of Education, Edu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02.</text:p>
          </table:table-cell>
          <table:table-cell office:value-type="string">
            <text:p>Rdg Probs:Diagnosis/Remediatio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03.</text:p>
          </table:table-cell>
          <table:table-cell office:value-type="string">
            <text:p>Connect Home School &amp; Community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04.</text:p>
          </table:table-cell>
          <table:table-cell office:value-type="string">
            <text:p>Holistic Capstone:Fine Arts Appr- Holistic Child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05.</text:p>
          </table:table-cell>
          <table:table-cell office:value-type="string">
            <text:p>Classroom Management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06.</text:p>
          </table:table-cell>
          <table:table-cell office:value-type="string">
            <text:p>Classroom Managemt for MLE &amp; SEC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22.</text:p>
          </table:table-cell>
          <table:table-cell office:value-type="string">
            <text:p>Teaching Science for Ml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29.</text:p>
          </table:table-cell>
          <table:table-cell office:value-type="string">
            <text:p>Teaching Social Studies for ML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30.</text:p>
          </table:table-cell>
          <table:table-cell office:value-type="string">
            <text:p>Teaching Social Science for Secondary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41.</text:p>
          </table:table-cell>
          <table:table-cell office:value-type="string">
            <text:p>Collaboration Interdisciplinary Planning &amp; Specila Education Methods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1.</text:p>
          </table:table-cell>
          <table:table-cell office:value-type="string">
            <text:p>Assessment &amp; Evaluatio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2.</text:p>
          </table:table-cell>
          <table:table-cell office:value-type="string">
            <text:p>Diag &amp; Remediation of Read &amp; Wri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3.</text:p>
          </table:table-cell>
          <table:table-cell office:value-type="string">
            <text:p>Disciplinary Literacy &amp; Differentiatio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5.</text:p>
          </table:table-cell>
          <table:table-cell office:value-type="string">
            <text:p>Teachg Math for MLE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6.</text:p>
          </table:table-cell>
          <table:table-cell office:value-type="string">
            <text:p>Teaching Math in Secondary School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8.</text:p>
          </table:table-cell>
          <table:table-cell office:value-type="string">
            <text:p>Teaching Math for ECE: Geometry, Measurement &amp; Data Analysis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59.</text:p>
          </table:table-cell>
          <table:table-cell office:value-type="string">
            <text:p>Integrated Curriculum and Instruction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60.</text:p>
          </table:table-cell>
          <table:table-cell office:value-type="string">
            <text:p>Middle School Curriculum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62.</text:p>
          </table:table-cell>
          <table:table-cell office:value-type="string">
            <text:p>Mid Lev Integ Meth II: Instruction &amp; Assessment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80.</text:p>
          </table:table-cell>
          <table:table-cell office:value-type="string">
            <text:p>Field Component IV A - Holistic Child</text:p>
          </table:table-cell>
          <table:table-cell office:value-type="string">
            <text:p>Tift College of Education, Education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85.</text:p>
          </table:table-cell>
          <table:table-cell office:value-type="string">
            <text:p>Professional Practicum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87.</text:p>
          </table:table-cell>
          <table:table-cell office:value-type="string">
            <text:p>Educational Assessment</text:p>
          </table:table-cell>
          <table:table-cell office:value-type="string">
            <text:p>Tift College of Education, Edu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92.</text:p>
          </table:table-cell>
          <table:table-cell office:value-type="string">
            <text:p>Student Teaching</text:p>
          </table:table-cell>
          <table:table-cell office:value-type="string">
            <text:p>Tift College of Education, Education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96.</text:p>
          </table:table-cell>
          <table:table-cell office:value-type="string">
            <text:p>Field Component IV B- Holistic</text:p>
          </table:table-cell>
          <table:table-cell office:value-type="string">
            <text:p>Tift College of Education, Education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DU EDUC498.</text:p>
          </table:table-cell>
          <table:table-cell office:value-type="string">
            <text:p>Internship</text:p>
          </table:table-cell>
          <table:table-cell office:value-type="string">
            <text:p>Tift College of Education, Education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288.</text:p>
          </table:table-cell>
          <table:table-cell office:value-type="string">
            <text:p>Intro Biomedical Engineering</text:p>
          </table:table-cell>
          <table:table-cell office:value-type="string">
            <text:p>School of Engineering, Biomedic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302.</text:p>
          </table:table-cell>
          <table:table-cell office:value-type="string">
            <text:p>Bioinstrumentation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312.</text:p>
          </table:table-cell>
          <table:table-cell office:value-type="string">
            <text:p>Biomechanics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320.</text:p>
          </table:table-cell>
          <table:table-cell office:value-type="string">
            <text:p>Tissue and Cell Engineering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340.</text:p>
          </table:table-cell>
          <table:table-cell office:value-type="string">
            <text:p>Transport Phenomena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20.</text:p>
          </table:table-cell>
          <table:table-cell office:value-type="string">
            <text:p>Advanced Tissue and Cell Engineering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25.</text:p>
          </table:table-cell>
          <table:table-cell office:value-type="string">
            <text:p>Basic Transport Phenomena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40.</text:p>
          </table:table-cell>
          <table:table-cell office:value-type="string">
            <text:p>Dynamics of Biological Fluids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45L</text:p>
          </table:table-cell>
          <table:table-cell office:value-type="string">
            <text:p>Senior Biomed Engineering Lab</text:p>
          </table:table-cell>
          <table:table-cell office:value-type="string">
            <text:p>School of Engineering, Biomedic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60.</text:p>
          </table:table-cell>
          <table:table-cell office:value-type="string">
            <text:p>Biomedical Materials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70.</text:p>
          </table:table-cell>
          <table:table-cell office:value-type="string">
            <text:p>Biomed Appl of Microcontrollers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80.</text:p>
          </table:table-cell>
          <table:table-cell office:value-type="string">
            <text:p>Introduction to Senior Design</text:p>
          </table:table-cell>
          <table:table-cell office:value-type="string">
            <text:p>School of Engineering, Biomedica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87.</text:p>
          </table:table-cell>
          <table:table-cell office:value-type="string">
            <text:p>Engineering Design Exhibit I</text:p>
          </table:table-cell>
          <table:table-cell office:value-type="string">
            <text:p>School of Engineering, Biomed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88.</text:p>
          </table:table-cell>
          <table:table-cell office:value-type="string">
            <text:p>Engineering Design Exhibit II</text:p>
          </table:table-cell>
          <table:table-cell office:value-type="string">
            <text:p>School of Engineering, Biomed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91.</text:p>
          </table:table-cell>
          <table:table-cell office:value-type="string">
            <text:p>Spc Top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92.</text:p>
          </table:table-cell>
          <table:table-cell office:value-type="string">
            <text:p>Special Topics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499.</text:p>
          </table:table-cell>
          <table:table-cell office:value-type="string">
            <text:p>Idp Std</text:p>
          </table:table-cell>
          <table:table-cell office:value-type="string">
            <text:p>School of Engineering, Biomedic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BME 520.</text:p>
          </table:table-cell>
          <table:table-cell office:value-type="string">
            <text:p>Advanced Tissue and Cell Engineering</text:p>
          </table:table-cell>
          <table:table-cell office:value-type="string">
            <text:p>School of Engineering, Biomed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10.</text:p>
          </table:table-cell>
          <table:table-cell office:value-type="string">
            <text:p>Water &amp; Wastewater Treatment Design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20.</text:p>
          </table:table-cell>
          <table:table-cell office:value-type="string">
            <text:p>Structural Analysis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20L</text:p>
          </table:table-cell>
          <table:table-cell office:value-type="string">
            <text:p>Structures Lab</text:p>
          </table:table-cell>
          <table:table-cell office:value-type="string">
            <text:p>School of Engineering, Civi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22.</text:p>
          </table:table-cell>
          <table:table-cell office:value-type="string">
            <text:p>Engineering Measurement &amp; Computer Modeling</text:p>
          </table:table-cell>
          <table:table-cell office:value-type="string">
            <text:p>School of Engineering, Civil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25.</text:p>
          </table:table-cell>
          <table:table-cell office:value-type="string">
            <text:p>Civil Engineering Matherials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25L</text:p>
          </table:table-cell>
          <table:table-cell office:value-type="string">
            <text:p>Civil Engineering Materials Laboratory</text:p>
          </table:table-cell>
          <table:table-cell office:value-type="string">
            <text:p>School of Engineering, Civi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45.</text:p>
          </table:table-cell>
          <table:table-cell office:value-type="string">
            <text:p>Introduction to Geotechnical Engineering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345L</text:p>
          </table:table-cell>
          <table:table-cell office:value-type="string">
            <text:p>Introduction to Geotechnical Engineering Lab</text:p>
          </table:table-cell>
          <table:table-cell office:value-type="string">
            <text:p>School of Engineering, Civi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10.</text:p>
          </table:table-cell>
          <table:table-cell office:value-type="string">
            <text:p>Transportation Engineering &amp; Planning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21.</text:p>
          </table:table-cell>
          <table:table-cell office:value-type="string">
            <text:p>Basic Structural Design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45.</text:p>
          </table:table-cell>
          <table:table-cell office:value-type="string">
            <text:p>Foundations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80.</text:p>
          </table:table-cell>
          <table:table-cell office:value-type="string">
            <text:p>Introduction to Senior Design</text:p>
          </table:table-cell>
          <table:table-cell office:value-type="string">
            <text:p>School of Engineering, Civi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87.</text:p>
          </table:table-cell>
          <table:table-cell office:value-type="string">
            <text:p>Engineering Design Exhibit I</text:p>
          </table:table-cell>
          <table:table-cell office:value-type="string">
            <text:p>School of Engineering, Civi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88.</text:p>
          </table:table-cell>
          <table:table-cell office:value-type="string">
            <text:p>Engineering Design Exhibit II</text:p>
          </table:table-cell>
          <table:table-cell office:value-type="string">
            <text:p>School of Engineering, Civi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CVE 491.</text:p>
          </table:table-cell>
          <table:table-cell office:value-type="string">
            <text:p>Spc Top</text:p>
          </table:table-cell>
          <table:table-cell office:value-type="string">
            <text:p>School of Engineering, Civi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202.</text:p>
          </table:table-cell>
          <table:table-cell office:value-type="string">
            <text:p>Signals &amp; System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11.</text:p>
          </table:table-cell>
          <table:table-cell office:value-type="string">
            <text:p>Electronics I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12.</text:p>
          </table:table-cell>
          <table:table-cell office:value-type="string">
            <text:p>Electronics II</text:p>
          </table:table-cell>
          <table:table-cell office:value-type="string">
            <text:p>School of Engineering, Electr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12L</text:p>
          </table:table-cell>
          <table:table-cell office:value-type="string">
            <text:p>Electronics II Laboratory</text:p>
          </table:table-cell>
          <table:table-cell office:value-type="string">
            <text:p>School of Engineering, Electric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22.</text:p>
          </table:table-cell>
          <table:table-cell office:value-type="string">
            <text:p>Digital Logic</text:p>
          </table:table-cell>
          <table:table-cell office:value-type="string">
            <text:p>School of Engineering, Electr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23.</text:p>
          </table:table-cell>
          <table:table-cell office:value-type="string">
            <text:p>Microcomputer Fundamental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40.</text:p>
          </table:table-cell>
          <table:table-cell office:value-type="string">
            <text:p>Electromagnetic Application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341.</text:p>
          </table:table-cell>
          <table:table-cell office:value-type="string">
            <text:p>Electromagnetic Field Theory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04.</text:p>
          </table:table-cell>
          <table:table-cell office:value-type="string">
            <text:p>Engineering Analysis For Electrical Engineer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24.</text:p>
          </table:table-cell>
          <table:table-cell office:value-type="string">
            <text:p>Digital Design with VHDL</text:p>
          </table:table-cell>
          <table:table-cell office:value-type="string">
            <text:p>School of Engineering, Electrical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25.</text:p>
          </table:table-cell>
          <table:table-cell office:value-type="string">
            <text:p>Intro to Computer Architecture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28.</text:p>
          </table:table-cell>
          <table:table-cell office:value-type="string">
            <text:p>Embedded Computer System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29.</text:p>
          </table:table-cell>
          <table:table-cell office:value-type="string">
            <text:p>Mobile Application Development Using Android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31.</text:p>
          </table:table-cell>
          <table:table-cell office:value-type="string">
            <text:p>Analog &amp; Digital Signal Proces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41.</text:p>
          </table:table-cell>
          <table:table-cell office:value-type="string">
            <text:p>Fiber Optic Communication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46.</text:p>
          </table:table-cell>
          <table:table-cell office:value-type="string">
            <text:p>RF Circuit Design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51.</text:p>
          </table:table-cell>
          <table:table-cell office:value-type="string">
            <text:p>Communication Systems I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52.</text:p>
          </table:table-cell>
          <table:table-cell office:value-type="string">
            <text:p>Communications Systems II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55.</text:p>
          </table:table-cell>
          <table:table-cell office:value-type="string">
            <text:p>Computer Network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56.</text:p>
          </table:table-cell>
          <table:table-cell office:value-type="string">
            <text:p>Introduction to Computer &amp; Network Security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71.</text:p>
          </table:table-cell>
          <table:table-cell office:value-type="string">
            <text:p>Power Systems Fundamentals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80.</text:p>
          </table:table-cell>
          <table:table-cell office:value-type="string">
            <text:p>Intro Sr Design-Electrical Specialization</text:p>
          </table:table-cell>
          <table:table-cell office:value-type="string">
            <text:p>School of Engineering, Electrica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81.</text:p>
          </table:table-cell>
          <table:table-cell office:value-type="string">
            <text:p>Intro Sr Design-Computer Spclztn</text:p>
          </table:table-cell>
          <table:table-cell office:value-type="string">
            <text:p>School of Engineering, Electrica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85.</text:p>
          </table:table-cell>
          <table:table-cell office:value-type="string">
            <text:p>Egr Design Exhibit I:Computor Specialization</text:p>
          </table:table-cell>
          <table:table-cell office:value-type="string">
            <text:p>School of Engineering, Electr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86.</text:p>
          </table:table-cell>
          <table:table-cell office:value-type="string">
            <text:p>Egr Design Exhibit II-Computer Specialization</text:p>
          </table:table-cell>
          <table:table-cell office:value-type="string">
            <text:p>School of Engineering, Electr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87.</text:p>
          </table:table-cell>
          <table:table-cell office:value-type="string">
            <text:p>Egr Design Exhibit I-Elect Spclz</text:p>
          </table:table-cell>
          <table:table-cell office:value-type="string">
            <text:p>School of Engineering, Electr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88.</text:p>
          </table:table-cell>
          <table:table-cell office:value-type="string">
            <text:p>Egr Design Exhibit II: Elec Splz</text:p>
          </table:table-cell>
          <table:table-cell office:value-type="string">
            <text:p>School of Engineering, Electr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CE 491.</text:p>
          </table:table-cell>
          <table:table-cell office:value-type="string">
            <text:p>Spc. Top: Advanced Instrumentation</text:p>
          </table:table-cell>
          <table:table-cell office:value-type="string">
            <text:p>School of Engineering, Electr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101.</text:p>
          </table:table-cell>
          <table:table-cell office:value-type="string">
            <text:p>Freshman Engineering Honors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102.</text:p>
          </table:table-cell>
          <table:table-cell office:value-type="string">
            <text:p>Freshman Engineering Honors II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107.</text:p>
          </table:table-cell>
          <table:table-cell office:value-type="string">
            <text:p>Intro Engineering Design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108.</text:p>
          </table:table-cell>
          <table:table-cell office:value-type="string">
            <text:p>Professional Practices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126.</text:p>
          </table:table-cell>
          <table:table-cell office:value-type="string">
            <text:p>Programming for Engineers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190.</text:p>
          </table:table-cell>
          <table:table-cell office:value-type="string">
            <text:p>Cooperative Education Work Experience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01.</text:p>
          </table:table-cell>
          <table:table-cell office:value-type="string">
            <text:p>Sophomore Engineering Honor I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02.</text:p>
          </table:table-cell>
          <table:table-cell office:value-type="string">
            <text:p>Sophomore Engineering Honors II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32.</text:p>
          </table:table-cell>
          <table:table-cell office:value-type="string">
            <text:p>Statics/Solid Mechanics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35.</text:p>
          </table:table-cell>
          <table:table-cell office:value-type="string">
            <text:p>Thermodynamics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36.</text:p>
          </table:table-cell>
          <table:table-cell office:value-type="string">
            <text:p>Dynamics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44.</text:p>
          </table:table-cell>
          <table:table-cell office:value-type="string">
            <text:p>Electric Circuit Analysis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45.</text:p>
          </table:table-cell>
          <table:table-cell office:value-type="string">
            <text:p>Introduction to Electronics and Electrical Power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46L</text:p>
          </table:table-cell>
          <table:table-cell office:value-type="string">
            <text:p>Electric Circuits Laboratory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51.</text:p>
          </table:table-cell>
          <table:table-cell office:value-type="string">
            <text:p>Introduction to Engineering Ethics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252.</text:p>
          </table:table-cell>
          <table:table-cell office:value-type="string">
            <text:p>Probability &amp; Statistics for Egr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301.</text:p>
          </table:table-cell>
          <table:table-cell office:value-type="string">
            <text:p>Junior Engineering Honors I: Go Baby Go - Center Drive Jeep Wrangler Dashbo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302.</text:p>
          </table:table-cell>
          <table:table-cell office:value-type="string">
            <text:p>Junior Engineering Honors II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312.</text:p>
          </table:table-cell>
          <table:table-cell office:value-type="string">
            <text:p>Engineering Economy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386.</text:p>
          </table:table-cell>
          <table:table-cell office:value-type="string">
            <text:p>Fdbck Control &amp; Modeling for Egr</text:p>
          </table:table-cell>
          <table:table-cell office:value-type="string">
            <text:p>School of Engineering, Engineering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401.</text:p>
          </table:table-cell>
          <table:table-cell office:value-type="string">
            <text:p>Senior Engineering Honors I: 3-D Printing a Custom Sized Standard Wrist Sup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GR 402.</text:p>
          </table:table-cell>
          <table:table-cell office:value-type="string">
            <text:p>Senior Engineering Honors II</text:p>
          </table:table-cell>
          <table:table-cell office:value-type="string">
            <text:p>School of Engineering, Engineering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290.</text:p>
          </table:table-cell>
          <table:table-cell office:value-type="string">
            <text:p>Intro to Environmental Engr I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290L</text:p>
          </table:table-cell>
          <table:table-cell office:value-type="string">
            <text:p>Intro Environmental Engineering Lab</text:p>
          </table:table-cell>
          <table:table-cell office:value-type="string">
            <text:p>School of Engineering Environment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384.</text:p>
          </table:table-cell>
          <table:table-cell office:value-type="string">
            <text:p>Engineering Hydraulics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385.</text:p>
          </table:table-cell>
          <table:table-cell office:value-type="string">
            <text:p>Engineering Hydrology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02.</text:p>
          </table:table-cell>
          <table:table-cell office:value-type="string">
            <text:p>Air Pollution Generation &amp; Contr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03.</text:p>
          </table:table-cell>
          <table:table-cell office:value-type="string">
            <text:p>Atmospheric Chemistry I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05.</text:p>
          </table:table-cell>
          <table:table-cell office:value-type="string">
            <text:p>Design &amp; Analysis of Wastewater System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20.</text:p>
          </table:table-cell>
          <table:table-cell office:value-type="string">
            <text:p>Solid Waste Management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45L</text:p>
          </table:table-cell>
          <table:table-cell office:value-type="string">
            <text:p>Senior Environmtl Engineerg Lab</text:p>
          </table:table-cell>
          <table:table-cell office:value-type="string">
            <text:p>School of Engineering Environment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80.</text:p>
          </table:table-cell>
          <table:table-cell office:value-type="string">
            <text:p>Intro to Senior Design</text:p>
          </table:table-cell>
          <table:table-cell office:value-type="string">
            <text:p>School of Engineering Environmenta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86.</text:p>
          </table:table-cell>
          <table:table-cell office:value-type="string">
            <text:p>Public Health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87.</text:p>
          </table:table-cell>
          <table:table-cell office:value-type="string">
            <text:p>Engineering Design Exhibit I</text:p>
          </table:table-cell>
          <table:table-cell office:value-type="string">
            <text:p>School of Engineering Environment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88.</text:p>
          </table:table-cell>
          <table:table-cell office:value-type="string">
            <text:p>Engineering Design Exhibit II</text:p>
          </table:table-cell>
          <table:table-cell office:value-type="string">
            <text:p>School of Engineering Environment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89.</text:p>
          </table:table-cell>
          <table:table-cell office:value-type="string">
            <text:p>Environmental Toxicology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EVE 490.</text:p>
          </table:table-cell>
          <table:table-cell office:value-type="string">
            <text:p>Groundwater Hydrology</text:p>
          </table:table-cell>
          <table:table-cell office:value-type="string">
            <text:p>School of Engineering Environment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DM 288.</text:p>
          </table:table-cell>
          <table:table-cell office:value-type="string">
            <text:p>Intro to Industrial Management</text:p>
          </table:table-cell>
          <table:table-cell office:value-type="string">
            <text:p>School of Engineering, Industrial Management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DM 355.</text:p>
          </table:table-cell>
          <table:table-cell office:value-type="string">
            <text:p>Quality Management</text:p>
          </table:table-cell>
          <table:table-cell office:value-type="string">
            <text:p>School of Engineering, Industrial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DM 404.</text:p>
          </table:table-cell>
          <table:table-cell office:value-type="string">
            <text:p>Industrial Management Case Stds</text:p>
          </table:table-cell>
          <table:table-cell office:value-type="string">
            <text:p>School of Engineering, Industrial Management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DM 480.</text:p>
          </table:table-cell>
          <table:table-cell office:value-type="string">
            <text:p>Intro to Senior Design</text:p>
          </table:table-cell>
          <table:table-cell office:value-type="string">
            <text:p>School of Engineering, Industrial Management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DM 487.</text:p>
          </table:table-cell>
          <table:table-cell office:value-type="string">
            <text:p>Senior Design Exhibit I</text:p>
          </table:table-cell>
          <table:table-cell office:value-type="string">
            <text:p>School of Engineering, Industrial Management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DM 488.</text:p>
          </table:table-cell>
          <table:table-cell office:value-type="string">
            <text:p>Senior Design Exhibit II</text:p>
          </table:table-cell>
          <table:table-cell office:value-type="string">
            <text:p>School of Engineering, Industrial Management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288.</text:p>
          </table:table-cell>
          <table:table-cell office:value-type="string">
            <text:p>Intro Indust Egr &amp; Manufact Egr</text:p>
          </table:table-cell>
          <table:table-cell office:value-type="string">
            <text:p>School of Engineering, Industri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302.</text:p>
          </table:table-cell>
          <table:table-cell office:value-type="string">
            <text:p>Managmnt Science/Operatns Resrch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311.</text:p>
          </table:table-cell>
          <table:table-cell office:value-type="string">
            <text:p>Ergonomics &amp; Work Measurement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327.</text:p>
          </table:table-cell>
          <table:table-cell office:value-type="string">
            <text:p>Statistical Proc &amp; Quality Cont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352.</text:p>
          </table:table-cell>
          <table:table-cell office:value-type="string">
            <text:p>Design of Experiments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362.</text:p>
          </table:table-cell>
          <table:table-cell office:value-type="string">
            <text:p>Production Planning &amp; Control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370.</text:p>
          </table:table-cell>
          <table:table-cell office:value-type="string">
            <text:p>Manufacturing Processes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12.</text:p>
          </table:table-cell>
          <table:table-cell office:value-type="string">
            <text:p>Human Factors Engineering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29.</text:p>
          </table:table-cell>
          <table:table-cell office:value-type="string">
            <text:p>Robotics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56.</text:p>
          </table:table-cell>
          <table:table-cell office:value-type="string">
            <text:p>Supply Chain &amp; Logistics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80.</text:p>
          </table:table-cell>
          <table:table-cell office:value-type="string">
            <text:p>Intro to Senior Design</text:p>
          </table:table-cell>
          <table:table-cell office:value-type="string">
            <text:p>School of Engineering, Industria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82L</text:p>
          </table:table-cell>
          <table:table-cell office:value-type="string">
            <text:p>Industrial EGR Capstone Lab</text:p>
          </table:table-cell>
          <table:table-cell office:value-type="string">
            <text:p>School of Engineering, Industri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84.</text:p>
          </table:table-cell>
          <table:table-cell office:value-type="string">
            <text:p>3D Modeling &amp; Rapid Prototyping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87.</text:p>
          </table:table-cell>
          <table:table-cell office:value-type="string">
            <text:p>Engineering Design Exhibit I</text:p>
          </table:table-cell>
          <table:table-cell office:value-type="string">
            <text:p>School of Engineering, Industri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88.</text:p>
          </table:table-cell>
          <table:table-cell office:value-type="string">
            <text:p>Engineering Design Exhibit II</text:p>
          </table:table-cell>
          <table:table-cell office:value-type="string">
            <text:p>School of Engineering, Industri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91.</text:p>
          </table:table-cell>
          <table:table-cell office:value-type="string">
            <text:p>Spc Top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ISE 499.</text:p>
          </table:table-cell>
          <table:table-cell office:value-type="string">
            <text:p>Independent Study: Research Methods in Engineering Education</text:p>
          </table:table-cell>
          <table:table-cell office:value-type="string">
            <text:p>School of Engineering, Industri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205.</text:p>
          </table:table-cell>
          <table:table-cell office:value-type="string">
            <text:p>Visualization and Solid Modeling</text:p>
          </table:table-cell>
          <table:table-cell office:value-type="string">
            <text:p>School of Engineering, Mechan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250L</text:p>
          </table:table-cell>
          <table:table-cell office:value-type="string">
            <text:p>Manufacturing Practices</text:p>
          </table:table-cell>
          <table:table-cell office:value-type="string">
            <text:p>School of Engineering, Mechan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01.</text:p>
          </table:table-cell>
          <table:table-cell office:value-type="string">
            <text:p>Experimental Methods for Mechanical Engineer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01L</text:p>
          </table:table-cell>
          <table:table-cell office:value-type="string">
            <text:p>Mechanical Engineering laboratory</text:p>
          </table:table-cell>
          <table:table-cell office:value-type="string">
            <text:p>School of Engineering, Mechanic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10.</text:p>
          </table:table-cell>
          <table:table-cell office:value-type="string">
            <text:p>Engr Analysis for Mech Engineer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20.</text:p>
          </table:table-cell>
          <table:table-cell office:value-type="string">
            <text:p>Solid Mechanics II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22.</text:p>
          </table:table-cell>
          <table:table-cell office:value-type="string">
            <text:p>Machine Design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30.</text:p>
          </table:table-cell>
          <table:table-cell office:value-type="string">
            <text:p>Fluid Mechanic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362.</text:p>
          </table:table-cell>
          <table:table-cell office:value-type="string">
            <text:p>Structure &amp; Properties of Material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02L</text:p>
          </table:table-cell>
          <table:table-cell office:value-type="string">
            <text:p>Mechanical Engineering Lab II</text:p>
          </table:table-cell>
          <table:table-cell office:value-type="string">
            <text:p>School of Engineering, Mechanic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06.</text:p>
          </table:table-cell>
          <table:table-cell office:value-type="string">
            <text:p>Intro Finite Element Analysi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25.</text:p>
          </table:table-cell>
          <table:table-cell office:value-type="string">
            <text:p>Vibration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27.</text:p>
          </table:table-cell>
          <table:table-cell office:value-type="string">
            <text:p>Mechanics of Solids III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30.</text:p>
          </table:table-cell>
          <table:table-cell office:value-type="string">
            <text:p>Heat Transfer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35.</text:p>
          </table:table-cell>
          <table:table-cell office:value-type="string">
            <text:p>Thermal Systems Analysi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36.</text:p>
          </table:table-cell>
          <table:table-cell office:value-type="string">
            <text:p>Turbomachinery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60.</text:p>
          </table:table-cell>
          <table:table-cell office:value-type="string">
            <text:p>Engineering Materials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80.</text:p>
          </table:table-cell>
          <table:table-cell office:value-type="string">
            <text:p>Intro to Senior Design</text:p>
          </table:table-cell>
          <table:table-cell office:value-type="string">
            <text:p>School of Engineering, Mechanica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87.</text:p>
          </table:table-cell>
          <table:table-cell office:value-type="string">
            <text:p>Engineering Design Exhibit I</text:p>
          </table:table-cell>
          <table:table-cell office:value-type="string">
            <text:p>School of Engineering, Mechan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88.</text:p>
          </table:table-cell>
          <table:table-cell office:value-type="string">
            <text:p>Engineering Design Exhibit II</text:p>
          </table:table-cell>
          <table:table-cell office:value-type="string">
            <text:p>School of Engineering, Mechanica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MAE 499.</text:p>
          </table:table-cell>
          <table:table-cell office:value-type="string">
            <text:p>Idp: Sty: Acoustic apparatus and testing</text:p>
          </table:table-cell>
          <table:table-cell office:value-type="string">
            <text:p>School of Engineering, Mechanica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141.</text:p>
          </table:table-cell>
          <table:table-cell office:value-type="string">
            <text:p>Introduction to Professional Communication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EGR TCO 220.</text:p>
          </table:table-cell>
          <table:table-cell office:value-type="string">
            <text:p>Information Design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230.</text:p>
          </table:table-cell>
          <table:table-cell office:value-type="string">
            <text:p>Web Design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250.</text:p>
          </table:table-cell>
          <table:table-cell office:value-type="string">
            <text:p>Communication in Management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325.</text:p>
          </table:table-cell>
          <table:table-cell office:value-type="string">
            <text:p>Multimedia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341.</text:p>
          </table:table-cell>
          <table:table-cell office:value-type="string">
            <text:p>Technical Communication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>EGR TCO 141. &amp; at 45 credithours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EGR TCO 361.</text:p>
          </table:table-cell>
          <table:table-cell office:value-type="string">
            <text:p>Usability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363.</text:p>
          </table:table-cell>
          <table:table-cell office:value-type="string">
            <text:p>Instructional Design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376.</text:p>
          </table:table-cell>
          <table:table-cell office:value-type="string">
            <text:p>Visual Communication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421.</text:p>
          </table:table-cell>
          <table:table-cell office:value-type="string">
            <text:p>Technical Editing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480.</text:p>
          </table:table-cell>
          <table:table-cell office:value-type="string">
            <text:p>Introduction to Internship</text:p>
          </table:table-cell>
          <table:table-cell office:value-type="string">
            <text:p>School of Engineering, Tech. Communication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485.</text:p>
          </table:table-cell>
          <table:table-cell office:value-type="string">
            <text:p>Social Media Management</text:p>
          </table:table-cell>
          <table:table-cell office:value-type="string">
            <text:p>School of Engineering, Tech. Communication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R TCO 494.</text:p>
          </table:table-cell>
          <table:table-cell office:value-type="string">
            <text:p>Portfolio</text:p>
          </table:table-cell>
          <table:table-cell office:value-type="string">
            <text:p>School of Engineering, Tech. Communica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05.</text:p>
          </table:table-cell>
          <table:table-cell office:value-type="string">
            <text:p>Music Theory 1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06.</text:p>
          </table:table-cell>
          <table:table-cell office:value-type="string">
            <text:p>Music Theory II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09.</text:p>
          </table:table-cell>
          <table:table-cell office:value-type="string">
            <text:p>Class Piano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10.</text:p>
          </table:table-cell>
          <table:table-cell office:value-type="string">
            <text:p>Class Piano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11.</text:p>
          </table:table-cell>
          <table:table-cell office:value-type="string">
            <text:p>Basic Musicianship I Accelerate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12.</text:p>
          </table:table-cell>
          <table:table-cell office:value-type="string">
            <text:p>Basic Musicianship II: Accelerate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20.</text:p>
          </table:table-cell>
          <table:table-cell office:value-type="string">
            <text:p>Introduction to Music Research &amp; Writing</text:p>
          </table:table-cell>
          <table:table-cell office:value-type="string">
            <text:p>Townsend School of Music </text:p>
          </table:table-cell>
          <table:table-cell office:value-type="float" office:value="4">
            <text:p>4</text:p>
          </table:table-cell>
          <table:table-cell office:value-type="string">
            <text:p>CLA INT 101. or CLA GBK 101.</text:p>
          </table:table-cell>
          <table:table-cell office:value-type="string">
            <text:p>EP</text:p>
          </table:table-cell>
        </table:table-row>
        <table:table-row>
          <table:table-cell office:value-type="string">
            <text:p>MUS MUS 121.</text:p>
          </table:table-cell>
          <table:table-cell office:value-type="string">
            <text:p>Sightreading Skills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22.</text:p>
          </table:table-cell>
          <table:table-cell office:value-type="string">
            <text:p>Sightreading Skills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39.</text:p>
          </table:table-cell>
          <table:table-cell office:value-type="string">
            <text:p>Organ/Harpsichord Skills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40.</text:p>
          </table:table-cell>
          <table:table-cell office:value-type="string">
            <text:p>Organ/Harpsichord Skills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51.</text:p>
          </table:table-cell>
          <table:table-cell office:value-type="string">
            <text:p>Understanding Music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52.</text:p>
          </table:table-cell>
          <table:table-cell office:value-type="string">
            <text:p>Jazz Improvisation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53.</text:p>
          </table:table-cell>
          <table:table-cell office:value-type="string">
            <text:p>Jazz Improvisation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54A</text:p>
          </table:table-cell>
          <table:table-cell office:value-type="string">
            <text:p>English, Italian, and Latin Lyric Dict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54B</text:p>
          </table:table-cell>
          <table:table-cell office:value-type="string">
            <text:p>German and French Lyric Dict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0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1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2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J</text:p>
          </table:table-cell>
          <table:table-cell office:value-type="string">
            <text:p>Cornet/Trump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3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4.</text:p>
          </table:table-cell>
          <table:table-cell office:value-type="string">
            <text:p>Composit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9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CW</text:p>
          </table:table-cell>
          <table:table-cell office:value-type="string">
            <text:p>Violin, Center for Strings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CX</text:p>
          </table:table-cell>
          <table:table-cell office:value-type="string">
            <text:p>Viola, Center for Strings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CY</text:p>
          </table:table-cell>
          <table:table-cell office:value-type="string">
            <text:p>Cello, Center for Strings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6CZ</text:p>
          </table:table-cell>
          <table:table-cell office:value-type="string">
            <text:p>Bass, Center for Strings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70.</text:p>
          </table:table-cell>
          <table:table-cell office:value-type="string">
            <text:p>Applied Music:Voic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0.</text:p>
          </table:table-cell>
          <table:table-cell office:value-type="string">
            <text:p>Chamber Music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1.</text:p>
          </table:table-cell>
          <table:table-cell office:value-type="string">
            <text:p>Guitar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2.</text:p>
          </table:table-cell>
          <table:table-cell office:value-type="string">
            <text:p>Mercer Singers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83.</text:p>
          </table:table-cell>
          <table:table-cell office:value-type="string">
            <text:p>Women's Chamber Choi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84.</text:p>
          </table:table-cell>
          <table:table-cell office:value-type="string">
            <text:p>Flute Choi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5.</text:p>
          </table:table-cell>
          <table:table-cell office:value-type="string">
            <text:p>Jazz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6.</text:p>
          </table:table-cell>
          <table:table-cell office:value-type="string">
            <text:p>Brass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7.</text:p>
          </table:table-cell>
          <table:table-cell office:value-type="string">
            <text:p>Woodwind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8.</text:p>
          </table:table-cell>
          <table:table-cell office:value-type="string">
            <text:p>Percussion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89.</text:p>
          </table:table-cell>
          <table:table-cell office:value-type="string">
            <text:p>Jazz Combo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91.</text:p>
          </table:table-cell>
          <table:table-cell office:value-type="string">
            <text:p>Mercer University Wind Ensembl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92.</text:p>
          </table:table-cell>
          <table:table-cell office:value-type="string">
            <text:p>Mercer University Orchestra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93.</text:p>
          </table:table-cell>
          <table:table-cell office:value-type="string">
            <text:p>Lab Band</text:p>
          </table:table-cell>
          <table:table-cell office:value-type="string">
            <text:p>Townsend School of Music 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94.</text:p>
          </table:table-cell>
          <table:table-cell office:value-type="string">
            <text:p>Lab Choir</text:p>
          </table:table-cell>
          <table:table-cell office:value-type="string">
            <text:p>Townsend School of Music 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95.</text:p>
          </table:table-cell>
          <table:table-cell office:value-type="string">
            <text:p>Mercer University Marching Ban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196.</text:p>
          </table:table-cell>
          <table:table-cell office:value-type="string">
            <text:p>Mercer University Opera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97.</text:p>
          </table:table-cell>
          <table:table-cell office:value-type="string">
            <text:p>University Choi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ES</text:p>
          </table:table-cell>
        </table:table-row>
        <table:table-row>
          <table:table-cell office:value-type="string">
            <text:p>MUS MUS 199.</text:p>
          </table:table-cell>
          <table:table-cell office:value-type="string">
            <text:p>Mercer University Pep Ban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01.</text:p>
          </table:table-cell>
          <table:table-cell office:value-type="string">
            <text:p>Introduction to Music History I: Antiquity-1750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02.</text:p>
          </table:table-cell>
          <table:table-cell office:value-type="string">
            <text:p>Intro to Music History II: 1750-Present Time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09.</text:p>
          </table:table-cell>
          <table:table-cell office:value-type="string">
            <text:p>Class Piano I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10.</text:p>
          </table:table-cell>
          <table:table-cell office:value-type="string">
            <text:p>Class Piano IV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15.</text:p>
          </table:table-cell>
          <table:table-cell office:value-type="string">
            <text:p>Sophomore Practicum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16.</text:p>
          </table:table-cell>
          <table:table-cell office:value-type="string">
            <text:p>Sophomore Practicum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23.</text:p>
          </table:table-cell>
          <table:table-cell office:value-type="string">
            <text:p>Perform &amp; Inst Tech: Brass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24.</text:p>
          </table:table-cell>
          <table:table-cell office:value-type="string">
            <text:p>Perform &amp; Inst Tech: String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41.</text:p>
          </table:table-cell>
          <table:table-cell office:value-type="string">
            <text:p>Collaborative Piano Skills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42.</text:p>
          </table:table-cell>
          <table:table-cell office:value-type="string">
            <text:p>Collaborative Piano Skills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54.</text:p>
          </table:table-cell>
          <table:table-cell office:value-type="string">
            <text:p>Advanced Musicianship Skills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55.</text:p>
          </table:table-cell>
          <table:table-cell office:value-type="string">
            <text:p>Advanced Muscianship Skills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56.</text:p>
          </table:table-cell>
          <table:table-cell office:value-type="string">
            <text:p>Music Theory III</text:p>
          </table:table-cell>
          <table:table-cell office:value-type="string">
            <text:p>Townsend School of Music 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57.</text:p>
          </table:table-cell>
          <table:table-cell office:value-type="string">
            <text:p>Music Theory IV</text:p>
          </table:table-cell>
          <table:table-cell office:value-type="string">
            <text:p>Townsend School of Music 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58.</text:p>
          </table:table-cell>
          <table:table-cell office:value-type="string">
            <text:p>Beginning Composit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59.</text:p>
          </table:table-cell>
          <table:table-cell office:value-type="string">
            <text:p>Beginning Composition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0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1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2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J</text:p>
          </table:table-cell>
          <table:table-cell office:value-type="string">
            <text:p>Cornet &amp; Trump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3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5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6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7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J</text:p>
          </table:table-cell>
          <table:table-cell office:value-type="string">
            <text:p>Cornet &amp; Trumpe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8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9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CW</text:p>
          </table:table-cell>
          <table:table-cell office:value-type="string">
            <text:p>Violin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CX</text:p>
          </table:table-cell>
          <table:table-cell office:value-type="string">
            <text:p>Viola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CY</text:p>
          </table:table-cell>
          <table:table-cell office:value-type="string">
            <text:p>Cello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6CZ</text:p>
          </table:table-cell>
          <table:table-cell office:value-type="string">
            <text:p>Bass, Center for Sp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71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78.</text:p>
          </table:table-cell>
          <table:table-cell office:value-type="string">
            <text:p>Intermediate Composition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279.</text:p>
          </table:table-cell>
          <table:table-cell office:value-type="string">
            <text:p>Intermediate Composition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11.</text:p>
          </table:table-cell>
          <table:table-cell office:value-type="string">
            <text:p>Piano Literature I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12.</text:p>
          </table:table-cell>
          <table:table-cell office:value-type="string">
            <text:p>Piano Literature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13.</text:p>
          </table:table-cell>
          <table:table-cell office:value-type="string">
            <text:p>Liter &amp; Materials for Organ/Harp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17.</text:p>
          </table:table-cell>
          <table:table-cell office:value-type="string">
            <text:p>Song Literature I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27.</text:p>
          </table:table-cell>
          <table:table-cell office:value-type="string">
            <text:p>Song Literature II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36.</text:p>
          </table:table-cell>
          <table:table-cell office:value-type="string">
            <text:p>Adv Collaborative Piano Skills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37.</text:p>
          </table:table-cell>
          <table:table-cell office:value-type="string">
            <text:p>Adv Collaborativ Piano Skills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38.</text:p>
          </table:table-cell>
          <table:table-cell office:value-type="string">
            <text:p>Advanced Composition 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39.</text:p>
          </table:table-cell>
          <table:table-cell office:value-type="string">
            <text:p>Advanced Composition II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40.</text:p>
          </table:table-cell>
          <table:table-cell office:value-type="string">
            <text:p>Basic Conducting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41.</text:p>
          </table:table-cell>
          <table:table-cell office:value-type="string">
            <text:p>Adv Choral Conducting &amp; Literature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42.</text:p>
          </table:table-cell>
          <table:table-cell office:value-type="string">
            <text:p>Adv Instrumental Conducting &amp; Literature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50.</text:p>
          </table:table-cell>
          <table:table-cell office:value-type="string">
            <text:p>Orchestrati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57.</text:p>
          </table:table-cell>
          <table:table-cell office:value-type="string">
            <text:p>Music Technology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59.</text:p>
          </table:table-cell>
          <table:table-cell office:value-type="string">
            <text:p>Counterpoin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0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1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2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J</text:p>
          </table:table-cell>
          <table:table-cell office:value-type="string">
            <text:p>Cornet &amp; Trump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3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5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6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7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J</text:p>
          </table:table-cell>
          <table:table-cell office:value-type="string">
            <text:p>Cornet &amp; Trumpe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8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9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CW</text:p>
          </table:table-cell>
          <table:table-cell office:value-type="string">
            <text:p>Violin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CX</text:p>
          </table:table-cell>
          <table:table-cell office:value-type="string">
            <text:p>Viola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CY</text:p>
          </table:table-cell>
          <table:table-cell office:value-type="string">
            <text:p>Cello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6CZ</text:p>
          </table:table-cell>
          <table:table-cell office:value-type="string">
            <text:p>Bass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371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02.</text:p>
          </table:table-cell>
          <table:table-cell office:value-type="string">
            <text:p>Music History Seminar I: American Music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03.</text:p>
          </table:table-cell>
          <table:table-cell office:value-type="string">
            <text:p>Mus His Seminar II: Topic in 20th/21st Cent Music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39.</text:p>
          </table:table-cell>
          <table:table-cell office:value-type="string">
            <text:p>Pedagogy: Orchestral Instrument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0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1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2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J</text:p>
          </table:table-cell>
          <table:table-cell office:value-type="string">
            <text:p>Cornet &amp; Trumpet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3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5.</text:p>
          </table:table-cell>
          <table:table-cell office:value-type="string">
            <text:p>Voic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6.</text:p>
          </table:table-cell>
          <table:table-cell office:value-type="string">
            <text:p>Piano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7.</text:p>
          </table:table-cell>
          <table:table-cell office:value-type="string">
            <text:p>Orga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A</text:p>
          </table:table-cell>
          <table:table-cell office:value-type="string">
            <text:p>Flut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B</text:p>
          </table:table-cell>
          <table:table-cell office:value-type="string">
            <text:p>Obo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C</text:p>
          </table:table-cell>
          <table:table-cell office:value-type="string">
            <text:p>Basso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D</text:p>
          </table:table-cell>
          <table:table-cell office:value-type="string">
            <text:p>Clarine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E</text:p>
          </table:table-cell>
          <table:table-cell office:value-type="string">
            <text:p>Saxophon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J</text:p>
          </table:table-cell>
          <table:table-cell office:value-type="string">
            <text:p>Cornet &amp; Trumpet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K</text:p>
          </table:table-cell>
          <table:table-cell office:value-type="string">
            <text:p>Hor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L</text:p>
          </table:table-cell>
          <table:table-cell office:value-type="string">
            <text:p>Trombone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M</text:p>
          </table:table-cell>
          <table:table-cell office:value-type="string">
            <text:p>Euphonium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N</text:p>
          </table:table-cell>
          <table:table-cell office:value-type="string">
            <text:p>Tuba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R</text:p>
          </table:table-cell>
          <table:table-cell office:value-type="string">
            <text:p>Percussion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T</text:p>
          </table:table-cell>
          <table:table-cell office:value-type="string">
            <text:p>Harp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8V</text:p>
          </table:table-cell>
          <table:table-cell office:value-type="string">
            <text:p>Guitar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9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CW</text:p>
          </table:table-cell>
          <table:table-cell office:value-type="string">
            <text:p>Violin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CX</text:p>
          </table:table-cell>
          <table:table-cell office:value-type="string">
            <text:p>Viola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CY</text:p>
          </table:table-cell>
          <table:table-cell office:value-type="string">
            <text:p>Cello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6CZ</text:p>
          </table:table-cell>
          <table:table-cell office:value-type="string">
            <text:p>Bass, Center for String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71.</text:p>
          </table:table-cell>
          <table:table-cell office:value-type="string">
            <text:p>Harpsichord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75.</text:p>
          </table:table-cell>
          <table:table-cell office:value-type="string">
            <text:p>Advanced Instrumental Methods</text:p>
          </table:table-cell>
          <table:table-cell office:value-type="string">
            <text:p>Townsend School of Music 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79.</text:p>
          </table:table-cell>
          <table:table-cell office:value-type="string">
            <text:p>Music Business</text:p>
          </table:table-cell>
          <table:table-cell office:value-type="string">
            <text:p>Townsend School of Music 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480.</text:p>
          </table:table-cell>
          <table:table-cell office:value-type="string">
            <text:p>Spc Top</text:p>
          </table:table-cell>
          <table:table-cell office:value-type="string">
            <text:p>Townsend School of Music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PRJ.</text:p>
          </table:table-cell>
          <table:table-cell office:value-type="string">
            <text:p>Senior Music Recital</text:p>
          </table:table-cell>
          <table:table-cell office:value-type="string">
            <text:p>Townsend School of Music 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US MUS REA.</text:p>
          </table:table-cell>
          <table:table-cell office:value-type="string">
            <text:p>Recital Attendance</text:p>
          </table:table-cell>
          <table:table-cell office:value-type="string">
            <text:p>Townsend School of Music 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Majors">
        <table:table-row>
          <table:table-cell office:value-type="string">
            <text:p>CSCA</text:p>
          </table:table-cell>
          <table:table-cell office:value-type="string">
            <text:p>Computer Science: B.A.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CSCS</text:p>
          </table:table-cell>
          <table:table-cell office:value-type="string">
            <text:p>Computer Science: B.S.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CYSA</text:p>
          </table:table-cell>
          <table:table-cell office:value-type="string">
            <text:p>Cybersecurity: B.A.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CYSS</text:p>
          </table:table-cell>
          <table:table-cell office:value-type="string">
            <text:p>Cybersecurity: B.S.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ISTA</text:p>
          </table:table-cell>
          <table:table-cell office:value-type="string">
            <text:p>Information Science and Technology: B.A.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ISTS</text:p>
          </table:table-cell>
          <table:table-cell office:value-type="string">
            <text:p>Information Science and Technology: B.S.</text:p>
          </table:table-cell>
          <table:table-cell office:value-type="string">
            <text:p>College of Liberal Arts and Sciences</text:p>
          </table:table-cell>
        </table:table-row>
      </table:table>
      <table:table table:name="Minors">
        <table:table-row>
          <table:table-cell office:value-type="string">
            <text:p>CSC</text:p>
          </table:table-cell>
          <table:table-cell office:value-type="string">
            <text:p>Computer Science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CYS</text:p>
          </table:table-cell>
          <table:table-cell office:value-type="string">
            <text:p>Cybersecurity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DAT</text:p>
          </table:table-cell>
          <table:table-cell office:value-type="string">
            <text:p>Data Science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IST</text:p>
          </table:table-cell>
          <table:table-cell office:value-type="string">
            <text:p>Information Science and Technology</text:p>
          </table:table-cell>
          <table:table-cell office:value-type="string">
            <text:p>College of Liberal Arts and Sciences</text:p>
          </table:table-cell>
        </table:table-row>
        <table:table-row>
          <table:table-cell office:value-type="string">
            <text:p>STA</text:p>
          </table:table-cell>
          <table:table-cell office:value-type="string">
            <text:p>Statistics</text:p>
          </table:table-cell>
          <table:table-cell office:value-type="string">
            <text:p>College of Liberal Arts and Sciences</text:p>
          </table:table-cell>
        </table:table-row>
      </table:table>
      <table:table table:name="Plans"/>
      <table:table table:name="Students">
        <table:table-row>
          <table:table-cell office:value-type="string">
            <text:p>10988726</text:p>
          </table:table-cell>
          <table:table-cell office:value-type="string">
            <text:p>CYSS</text:p>
          </table:table-cell>
          <table:table-cell office:value-type="string">
            <text:p>IST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0998715</text:p>
          </table:table-cell>
          <table:table-cell office:value-type="string">
            <text:p>CSCS</text:p>
          </table:table-cell>
          <table:table-cell office:value-type="string">
            <text:p>DAT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1007710</text:p>
          </table:table-cell>
          <table:table-cell office:value-type="string">
            <text:p>ISTS</text:p>
          </table:table-cell>
          <table:table-cell office:value-type="string">
            <text:p>DAT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1016207</text:p>
          </table:table-cell>
          <table:table-cell office:value-type="string">
            <text:p>ISTS</text:p>
          </table:table-cell>
          <table:table-cell office:value-type="string">
            <text:p>CY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1111111</text:p>
          </table:table-cell>
          <table:table-cell office:value-type="string">
            <text:p>ISTS</text:p>
          </table:table-cell>
          <table:table-cell office:value-type="string">
            <text:p>CY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23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234567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2345679</text:p>
          </table:table-cell>
          <table:table-cell office:value-type="string">
            <text:p>CYSS</text:p>
          </table:table-cell>
          <table:table-cell office:value-type="string">
            <text:p>IST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22222222</text:p>
          </table:table-cell>
          <table:table-cell office:value-type="string">
            <text:p>ISTA</text:p>
          </table:table-cell>
          <table:table-cell office:value-type="string">
            <text:p>CS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33333333</text:p>
          </table:table-cell>
          <table:table-cell office:value-type="string">
            <text:p>ISTS</text:p>
          </table:table-cell>
          <table:table-cell office:value-type="string">
            <text:p>CY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test</text:p>
          </table:table-cell>
          <table:table-cell office:value-type="string">
            <text:p>CYSA</text:p>
          </table:table-cell>
          <table:table-cell office:value-type="string">
            <text:p>DAT</text:p>
          </table:table-cell>
          <table:table-cell office:value-type="float" office:value="3">
            <text:p>3</text:p>
          </table:table-cell>
        </table:table-row>
      </table:table>
      <table:table table:name="Users">
        <table:table-row>
          <table:table-cell office:value-type="string">
            <text:p>1010101</text:p>
          </table:table-cell>
          <table:table-cell office:value-type="string">
            <text:p>Toby</text:p>
          </table:table-cell>
          <table:table-cell office:value-type="string">
            <text:p>Bear</text:p>
          </table:table-cell>
          <table:table-cell office:value-type="string">
            <text:p>tobybear@fake.com</text:p>
          </table:table-cell>
          <table:table-cell office:value-type="string">
            <text:p>$2y$10$S0gV.3cMsliXcHgdqEVmN.TYeIKzxBVyVnlfiDJCyBPZnGaidDUb2</text:p>
          </table:table-cell>
        </table:table-row>
        <table:table-row>
          <table:table-cell office:value-type="string">
            <text:p>10988726</text:p>
          </table:table-cell>
          <table:table-cell office:value-type="string">
            <text:p>Ian</text:p>
          </table:table-cell>
          <table:table-cell office:value-type="string">
            <text:p>Vaughan</text:p>
          </table:table-cell>
          <table:table-cell office:value-type="string">
            <text:p>ian.slate.vaughan@live.mercer.edu</text:p>
          </table:table-cell>
          <table:table-cell office:value-type="string">
            <text:p>$2y$10$aQc.Kv8uxGJp1qF/U/G6FeMJkKbw4FKsyUcEllQEAteXbbfqr1Jly</text:p>
          </table:table-cell>
        </table:table-row>
        <table:table-row>
          <table:table-cell office:value-type="string">
            <text:p>10998715</text:p>
          </table:table-cell>
          <table:table-cell office:value-type="string">
            <text:p>Willow</text:p>
          </table:table-cell>
          <table:table-cell office:value-type="string">
            <text:p>Stuckey</text:p>
          </table:table-cell>
          <table:table-cell office:value-type="string">
            <text:p>willowstuckey@gmail.com</text:p>
          </table:table-cell>
          <table:table-cell office:value-type="string">
            <text:p>$2y$10$AS2wbJ.b7.O8Gfm50uivYe92EVn9wOBy7TJEljbZvAYac0iDP1qxO</text:p>
          </table:table-cell>
        </table:table-row>
        <table:table-row>
          <table:table-cell office:value-type="string">
            <text:p>11007710</text:p>
          </table:table-cell>
          <table:table-cell office:value-type="string">
            <text:p>Jonathan</text:p>
          </table:table-cell>
          <table:table-cell office:value-type="string">
            <text:p>Warren</text:p>
          </table:table-cell>
          <table:table-cell office:value-type="string">
            <text:p>Jonathan.warren@live.mercer.edu</text:p>
          </table:table-cell>
          <table:table-cell office:value-type="string">
            <text:p>$2y$10$jRac/PxYmAHJkYS6WyAi0.XYKUd8y6R4UUf0IuSoenFc16NY7Jnl.</text:p>
          </table:table-cell>
        </table:table-row>
        <table:table-row>
          <table:table-cell office:value-type="string">
            <text:p>11016207</text:p>
          </table:table-cell>
          <table:table-cell office:value-type="string">
            <text:p>Jarrett</text:p>
          </table:table-cell>
          <table:table-cell office:value-type="string">
            <text:p>Nobles</text:p>
          </table:table-cell>
          <table:table-cell office:value-type="string">
            <text:p>11016207@live.mercer.edu</text:p>
          </table:table-cell>
          <table:table-cell office:value-type="string">
            <text:p>$2y$10$7.L/DCnKPBm0GG/Owjt3jeS/lBxiG/UPjmgW8JZIjRugyEfDGxole</text:p>
          </table:table-cell>
        </table:table-row>
        <table:table-row>
          <table:table-cell office:value-type="string">
            <text:p>111111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@1.com</text:p>
          </table:table-cell>
          <table:table-cell office:value-type="string">
            <text:p>$2y$10$mVPRB37gY/2TRBmLLD/JXuucWy164zEpt4wpnJv.bRPCtNz.5m3H6</text:p>
          </table:table-cell>
        </table:table-row>
        <table:table-row>
          <table:table-cell office:value-type="string">
            <text:p>12345</text:p>
          </table:table-cell>
          <table:table-cell office:value-type="string">
            <text:p>Jarrett</text:p>
          </table:table-cell>
          <table:table-cell office:value-type="string">
            <text:p>Test</text:p>
          </table:table-cell>
          <table:table-cell office:value-type="string">
            <text:p>noblesjarrett035@gmail.com</text:p>
          </table:table-cell>
          <table:table-cell office:value-type="string">
            <text:p>$2y$10$KdLPPL5wuYO/.Gz3ZNqEEuz1PI8UIlSqjIch1KklHlVn9y81UIkcO</text:p>
          </table:table-cell>
        </table:table-row>
        <table:table-row>
          <table:table-cell office:value-type="string">
            <text:p>123456789</text:p>
          </table:table-cell>
          <table:table-cell office:value-type="string">
            <text:p>Jesse</text:p>
          </table:table-cell>
          <table:table-cell office:value-type="string">
            <text:p>Hacker</text:p>
          </table:table-cell>
          <table:table-cell office:value-type="string">
            <text:p>SlickRick@gmail.com</text:p>
          </table:table-cell>
          <table:table-cell office:value-type="string">
            <text:p>$2y$10$7OEaI4JXprMefVReDKCOIeHadYmMwJR2JhJxIZS9ASETGTzR68y3O</text:p>
          </table:table-cell>
        </table:table-row>
        <table:table-row>
          <table:table-cell office:value-type="string">
            <text:p>12345679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JohnDoe@email.com</text:p>
          </table:table-cell>
          <table:table-cell office:value-type="string">
            <text:p>$2y$10$.xhLhGeEt988gPYbE.HlWuFPyRZy5slSIboQP.mSNd64ip2VI1GqK</text:p>
          </table:table-cell>
        </table:table-row>
        <table:table-row>
          <table:table-cell office:value-type="string">
            <text:p>22222222</text:p>
          </table:table-cell>
          <table:table-cell office:value-type="string">
            <text:p>Tiana</text:p>
          </table:table-cell>
          <table:table-cell office:value-type="string">
            <text:p>Andrews</text:p>
          </table:table-cell>
          <table:table-cell office:value-type="string">
            <text:p>tiana@gmail.com</text:p>
          </table:table-cell>
          <table:table-cell office:value-type="string">
            <text:p>$2y$10$jKOo8SsbfH2aSVgw9eAPi.09PuJ9De2aJS4uYGj8JwiWf4PV8qWd.</text:p>
          </table:table-cell>
        </table:table-row>
        <table:table-row>
          <table:table-cell office:value-type="string">
            <text:p>33333333</text:p>
          </table:table-cell>
          <table:table-cell office:value-type="string">
            <text:p>Andy</text:p>
          </table:table-cell>
          <table:table-cell office:value-type="string">
            <text:p>Davis</text:p>
          </table:table-cell>
          <table:table-cell office:value-type="string">
            <text:p>andy@gmail.com</text:p>
          </table:table-cell>
          <table:table-cell office:value-type="string">
            <text:p>$2y$10$EjhwqWtSgkMkSdXKQvdb1ucFf9GnPW3uOjcCZAlvMfdw84DJ6nBAu</text:p>
          </table:table-cell>
        </table:table-row>
        <table:table-row>
          <table:table-cell office:value-type="string">
            <text:p>allen_b</text:p>
          </table:table-cell>
          <table:table-cell office:value-type="string">
            <text:p>Bob</text:p>
          </table:table-cell>
          <table:table-cell office:value-type="string">
            <text:p>Allen</text:p>
          </table:table-cell>
          <table:table-cell office:value-type="string">
            <text:p>allen_r@mercer.edu</text:p>
          </table:table-cell>
          <table:table-cell office:value-type="string">
            <text:p>$2y$10$RPgr/wUVZQUGS/OgLYeM2ugcyA.k0RMj.BYzC4e0thVwI4TcGxOny</text:p>
          </table:table-cell>
        </table:table-row>
        <table:table-row>
          <table:table-cell office:value-type="string">
            <text:p>cozart_d</text:p>
          </table:table-cell>
          <table:table-cell office:value-type="string">
            <text:p>David</text:p>
          </table:table-cell>
          <table:table-cell office:value-type="string">
            <text:p>Cozart</text:p>
          </table:table-cell>
          <table:table-cell office:value-type="string">
            <text:p>cozart_dl@mercer.edu</text:p>
          </table:table-cell>
          <table:table-cell office:value-type="string">
            <text:p>$2y$10$pVxdCiXQkMqnl.yCfT4y2ObYcboKcOWoW3Awi5EJWodkNaeGMvvG.</text:p>
          </table:table-cell>
        </table:table-row>
        <table:table-row>
          <table:table-cell office:value-type="string">
            <text:p>digh_a</text:p>
          </table:table-cell>
          <table:table-cell office:value-type="string">
            <text:p>Andy</text:p>
          </table:table-cell>
          <table:table-cell office:value-type="string">
            <text:p>Digh</text:p>
          </table:table-cell>
          <table:table-cell office:value-type="string">
            <text:p>digh_ad@mercer.edu</text:p>
          </table:table-cell>
          <table:table-cell office:value-type="string">
            <text:p>$2y$10$28SoPjVgfScrPwWx6MGY2OVxSBpl/aPfk2IedZr9S3TbY3E/lmhhi</text:p>
          </table:table-cell>
        </table:table-row>
        <table:table-row>
          <table:table-cell office:value-type="string">
            <text:p>goode_d</text:p>
          </table:table-cell>
          <table:table-cell office:value-type="string">
            <text:p>David</text:p>
          </table:table-cell>
          <table:table-cell office:value-type="string">
            <text:p>Goode</text:p>
          </table:table-cell>
          <table:table-cell office:value-type="string">
            <text:p>goode_dr@mercer.edu</text:p>
          </table:table-cell>
          <table:table-cell office:value-type="string">
            <text:p>$2y$10$N726bsaOGmfKpHf6tb.G5O1IReb0/AnjCVdurYWP5HsV.2tB5T.HW</text:p>
          </table:table-cell>
        </table:table-row>
        <table:table-row>
          <table:table-cell office:value-type="string">
            <text:p>pounds_a</text:p>
          </table:table-cell>
          <table:table-cell office:value-type="string">
            <text:p>Andrew</text:p>
          </table:table-cell>
          <table:table-cell office:value-type="string">
            <text:p>Pounds</text:p>
          </table:table-cell>
          <table:table-cell office:value-type="string">
            <text:p>pounds_aj@mercer.edu</text:p>
          </table:table-cell>
          <table:table-cell office:value-type="string">
            <text:p>$2y$10$OnlR4kiG1TzLQ/66/t1v4.1M0Lyk.UrxsHzEyhbXQBcJ9k/BQz/dG</text:p>
          </table:table-cell>
        </table:table-row>
        <table:table-row>
          <table:table-cell office:value-type="string">
            <text:p>robertson_c</text:p>
          </table:table-cell>
          <table:table-cell office:value-type="string">
            <text:p>Cynthia</text:p>
          </table:table-cell>
          <table:table-cell office:value-type="string">
            <text:p>Robertson</text:p>
          </table:table-cell>
          <table:table-cell office:value-type="string">
            <text:p>robertson_cp@mercer.edu</text:p>
          </table:table-cell>
          <table:table-cell office:value-type="string">
            <text:p>$2y$10$uLYsKJkodQvIJmukhup4G.darWNiWiEIHPB1nM3GvsJjHfaamxk.S</text:p>
          </table:table-cell>
        </table:table-row>
        <table:table-row>
          <table:table-cell office:value-type="string">
            <text:p>tebekaemi_e</text:p>
          </table:table-cell>
          <table:table-cell office:value-type="string">
            <text:p>Eniye</text:p>
          </table:table-cell>
          <table:table-cell office:value-type="string">
            <text:p>Tebekaemi</text:p>
          </table:table-cell>
          <table:table-cell office:value-type="string">
            <text:p>tebekaemi_e@mercer.edu</text:p>
          </table:table-cell>
          <table:table-cell office:value-type="string">
            <text:p>$2y$10$LQ0WaIsrCDDdsnOYBGIKNun5aw24LhewvMRiHIj6j8QpCjMT/rXPC</text:p>
          </table:table-cell>
        </table:table-row>
        <table:table-row>
          <table:table-cell office:value-type="string">
            <text:p>wtest</text:p>
          </table:table-cell>
          <table:table-cell office:value-type="string">
            <text:p>wtest</text:p>
          </table:table-cell>
          <table:table-cell office:value-type="string">
            <text:p>wtest</text:p>
          </table:table-cell>
          <table:table-cell office:value-type="string">
            <text:p>wtest@test</text:p>
          </table:table-cell>
          <table:table-cell office:value-type="string">
            <text:p>$2y$10$3OurtFaToHWbLPiD1yHOVe3dipQh5iArRaj6iZFGW6O0CbsS265Wi</text:p>
          </table:table-cell>
        </table:table-row>
        <table:table-row>
          <table:table-cell office:value-type="string">
            <text:p>yerby_j</text:p>
          </table:table-cell>
          <table:table-cell office:value-type="string">
            <text:p>Jonathan</text:p>
          </table:table-cell>
          <table:table-cell office:value-type="string">
            <text:p>Yerby</text:p>
          </table:table-cell>
          <table:table-cell office:value-type="string">
            <text:p>yerby_jm@mercer.edu</text:p>
          </table:table-cell>
          <table:table-cell office:value-type="string">
            <text:p>$2y$10$XrVlyuVeGKekuO5jUCu35eTrMeQddFS.7qcGJzD.3LXYV1AenKtLu</text:p>
          </table:table-cell>
        </table:table-row>
        <table:table-row>
          <table:table-cell office:value-type="string">
            <text:p>zhao_m</text:p>
          </table:table-cell>
          <table:table-cell office:value-type="string">
            <text:p>Martin</text:p>
          </table:table-cell>
          <table:table-cell office:value-type="string">
            <text:p>Zhao</text:p>
          </table:table-cell>
          <table:table-cell office:value-type="string">
            <text:p>zhao_mq@mercer.edu</text:p>
          </table:table-cell>
          <table:table-cell office:value-type="string">
            <text:p>$2y$10$oBlfoUHmejned0e9eiVf5OOHY0uDzZkcHM1qfk.8UmXKV0hmB0Jni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5deb2</meta:generator>
    <meta:initial-creator>phpMyAdmin 4.9.5deb2</meta:initial-creator>
    <meta:creation-date>2021-12-12T01:40:59</meta:creation-date>
  </office:meta>
</office:document-meta>
</file>